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7.99pt"/>
    </style:style>
    <style:style style:name="co2" style:family="table-column">
      <style:table-column-properties fo:break-before="auto" style:column-width="102.9pt"/>
    </style:style>
    <style:style style:name="co3" style:family="table-column">
      <style:table-column-properties fo:break-before="auto" style:column-width="86.71pt"/>
    </style:style>
    <style:style style:name="co4" style:family="table-column">
      <style:table-column-properties fo:break-before="auto" style:column-width="75.09pt"/>
    </style:style>
    <style:style style:name="co5" style:family="table-column">
      <style:table-column-properties fo:break-before="auto" style:column-width="51.14pt"/>
    </style:style>
    <style:style style:name="co6" style:family="table-column">
      <style:table-column-properties fo:break-before="auto" style:column-width="48.84pt"/>
    </style:style>
    <style:style style:name="co7" style:family="table-column">
      <style:table-column-properties fo:break-before="auto" style:column-width="93.66pt"/>
    </style:style>
    <style:style style:name="co8" style:family="table-column">
      <style:table-column-properties fo:break-before="auto" style:column-width="63.16pt"/>
    </style:style>
    <style:style style:name="co9" style:family="table-column">
      <style:table-column-properties fo:break-before="auto" style:column-width="57.26pt"/>
    </style:style>
    <style:style style:name="co10" style:family="table-column">
      <style:table-column-properties fo:break-before="auto" style:column-width="17.29pt"/>
    </style:style>
    <style:style style:name="co11" style:family="table-column">
      <style:table-column-properties fo:break-before="auto" style:column-width="45.69pt"/>
    </style:style>
    <style:style style:name="co12" style:family="table-column">
      <style:table-column-properties fo:break-before="auto" style:column-width="57.06pt"/>
    </style:style>
    <style:style style:name="co13" style:family="table-column">
      <style:table-column-properties fo:break-before="auto" style:column-width="48.19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PageStyle_5f_Lis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2" style:family="table-cell" style:parent-style-name="Default">
      <style:table-cell-properties fo:background-color="#c0c0c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order="0.06pt solid #000000"/>
      <style:map style:condition="is-true-formula([.$B5]*[.$C5]=1)" style:apply-style-name="Good" style:base-cell-address="List.A5"/>
      <style:map style:condition="is-true-formula([.$B5]*[.$C5]=0)" style:apply-style-name="Bad" style:base-cell-address="List.A5"/>
    </style:style>
    <style:style style:name="ce7" style:family="table-cell" style:parent-style-name="Default" style:data-style-name="N3"/>
    <style:style style:name="ce8" style:family="table-cell" style:parent-style-name="Default" style:data-style-name="N3">
      <style:table-cell-properties fo:background-color="#c0c0c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 style:data-style-name="N3">
      <style:table-cell-properties style:text-align-source="fix" style:repeat-content="false"/>
      <style:paragraph-properties fo:text-align="end" fo:margin-left="0pt"/>
    </style:style>
    <style:style style:name="ce17" style:family="table-cell" style:parent-style-name="Default" style:data-style-name="N3">
      <style:table-cell-properties fo:background-color="#c0c0c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is-true-formula([.$B5]*[.$C5]=1)" style:apply-style-name="Good" style:base-cell-address="List.A5"/>
      <style:map style:condition="is-true-formula([.$B5]*[.$C5]=0)" style:apply-style-name="Bad" style:base-cell-address="List.A5"/>
    </style:style>
    <style:style style:name="ce20" style:family="table-cell" style:parent-style-name="Default" style:data-style-name="N127">
      <style:table-cell-properties style:text-align-source="fix" style:repeat-content="false"/>
      <style:paragraph-properties fo:text-align="center" fo:margin-left="0pt"/>
    </style:style>
    <style:style style:name="ce21" style:family="table-cell" style:parent-style-name="Default" style:data-style-name="N127">
      <style:table-cell-properties fo:background-color="#c0c0c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 style:data-style-name="N127">
      <style:table-cell-properties style:text-align-source="fix" style:repeat-content="false" fo:border="0.06pt solid #000000"/>
      <style:paragraph-properties fo:text-align="center" fo:margin-left="0pt"/>
      <style:map style:condition="is-true-formula([.$B5]*[.$C5]=1)" style:apply-style-name="Good" style:base-cell-address="List.A5"/>
      <style:map style:condition="is-true-formula([.$B5]*[.$C5]=0)" style:apply-style-name="Bad" style:base-cell-address="List.A5"/>
    </style:style>
    <style:style style:name="ce23" style:family="table-cell" style:parent-style-name="Default">
      <style:table-cell-properties fo:background-color="#c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BLANK([.$M5]))" style:apply-style-name="Text" style:base-cell-address="List.M5"/>
      <style:map style:condition="is-true-formula([.$M5]=1)" style:apply-style-name="Good" style:base-cell-address="List.M5"/>
      <style:map style:condition="is-true-formula([.$M5]=0)" style:apply-style-name="Bad" style:base-cell-address="List.M5"/>
    </style:style>
    <style:style style:name="ce1" style:family="table-cell" style:parent-style-name="Default">
      <style:table-cell-properties fo:background-color="#c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7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28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29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30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31" style:family="table-cell" style:parent-style-name="Default" style:data-style-name="N100">
      <style:table-cell-properties fo:border="0.99pt solid #000000"/>
    </style:style>
    <style:style style:name="ce32" style:family="table-cell" style:parent-style-name="Default">
      <style:table-cell-properties fo:border="0.99pt solid #000000"/>
    </style:style>
    <style:style style:name="ce33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34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35" style:family="table-cell" style:parent-style-name="Pivot_20_Table_20_Value" style:data-style-name="N127">
      <style:table-cell-properties fo:border-bottom="none" fo:border-left="0.99pt solid #000000" fo:border-right="none" fo:border-top="0.99pt solid #000000"/>
    </style:style>
    <style:style style:name="ce36" style:family="table-cell" style:parent-style-name="Pivot_20_Table_20_Value" style:data-style-name="N127">
      <style:table-cell-properties fo:border-bottom="none" fo:border-left="0.99pt solid #000000" fo:border-right="none" fo:border-top="none"/>
    </style:style>
    <style:style style:name="ce37" style:family="table-cell" style:parent-style-name="Pivot_20_Table_20_Value" style:data-style-name="N127">
      <style:table-cell-properties fo:border-bottom="0.99pt solid #000000" fo:border-left="0.99pt solid #000000" fo:border-right="none" fo:border-top="none"/>
    </style:style>
    <style:style style:name="ce38" style:family="table-cell" style:parent-style-name="Pivot_20_Table_20_Result" style:data-style-name="N127">
      <style:table-cell-properties fo:border-bottom="2.01pt solid #000000" fo:border-left="0.99pt solid #000000" fo:border-right="none" fo:border-top="0.99pt solid #000000"/>
    </style:style>
    <style:style style:name="ce39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40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41" style:family="table-cell" style:parent-style-name="Pivot_20_Table_20_Value">
      <style:table-cell-properties fo:border-bottom="none" fo:border-left="none" fo:border-right="none" fo:border-top="0.99pt solid #000000"/>
    </style:style>
    <style:style style:name="ce42" style:family="table-cell" style:parent-style-name="Pivot_20_Table_20_Value">
      <style:table-cell-properties fo:border-bottom="0.99pt solid #000000" fo:border-left="none" fo:border-right="none" fo:border-top="none"/>
    </style:style>
    <style:style style:name="ce43" style:family="table-cell" style:parent-style-name="Pivot_20_Table_20_Result">
      <style:table-cell-properties fo:border-bottom="2.01pt solid #000000" fo:border-left="none" fo:border-right="none" fo:border-top="0.99pt solid #000000"/>
    </style:style>
    <style:style style:name="ce44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45" style:family="table-cell" style:parent-style-name="Pivot_20_Table_20_Value" style:data-style-name="N0"/>
    <style:style style:name="ce46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47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48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49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50" style:family="table-cell" style:parent-style-name="Pivot_20_Table_20_Value">
      <style:table-cell-properties fo:border-bottom="none" fo:border-left="none" fo:border-right="2.01pt solid #000000" fo:border-top="0.99pt solid #000000"/>
    </style:style>
    <style:style style:name="ce51" style:family="table-cell" style:parent-style-name="Pivot_20_Table_20_Value">
      <style:table-cell-properties fo:border-bottom="none" fo:border-left="none" fo:border-right="2.01pt solid #000000" fo:border-top="none"/>
    </style:style>
    <style:style style:name="ce52" style:family="table-cell" style:parent-style-name="Pivot_20_Table_20_Value">
      <style:table-cell-properties fo:border-bottom="0.99pt solid #000000" fo:border-left="none" fo:border-right="2.01pt solid #000000" fo:border-top="none"/>
    </style:style>
    <style:style style:name="ce53" style:family="table-cell" style:parent-style-name="Pivot_20_Table_20_Result">
      <style:table-cell-properties fo:border-bottom="2.01pt solid #000000" fo:border-left="none" fo:border-right="2.01pt solid #000000" fo:border-top="0.99pt solid #0000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Lis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7"/>
        <table:table-column table:style-name="co3" table:default-cell-style-name="ce16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6" table:default-cell-style-name="ce20"/>
        <table:table-column table:style-name="co7" table:default-cell-style-name="ce20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visibility="collapse" table:default-cell-style-name="Default"/>
        <table:table-column table:style-name="co13" table:number-columns-repeated="1011" table:default-cell-style-name="Default"/>
        <table:table-row table:style-name="ro1">
          <table:table-cell office:value-type="string" calcext:value-type="string">
            <text:p>List of MCUs selection: 143 items. Database version: Wed Dec 09 12:22:40 EST 202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m:</text:p>
          </table:table-cell>
          <table:table-cell table:formula="of:=SUM([.B5:.B149])" office:value-type="float" office:value="105" calcext:value-type="float">
            <text:p>105</text:p>
          </table:table-cell>
          <table:table-cell table:formula="of:=SUM([.C5:.C149])" office:value-type="float" office:value="56" calcext:value-type="float">
            <text:p>5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art No</text:p>
          </table:table-cell>
          <table:table-cell table:style-name="ce8" office:value-type="string" calcext:value-type="string">
            <text:p>Pin compatible?</text:p>
          </table:table-cell>
          <table:table-cell table:style-name="ce17" office:value-type="string" calcext:value-type="string">
            <text:p>On JLCPCB?</text:p>
          </table:table-cell>
          <table:table-cell table:style-name="ce2" office:value-type="string" calcext:value-type="string">
            <text:p>Part status</text:p>
          </table:table-cell>
          <table:table-cell table:style-name="ce2" office:value-type="string" calcext:value-type="string">
            <text:p>Stock</text:p>
          </table:table-cell>
          <table:table-cell table:style-name="ce2" office:value-type="string" calcext:value-type="string">
            <text:p>MOQ</text:p>
          </table:table-cell>
          <table:table-cell table:style-name="ce21" office:value-type="string" calcext:value-type="string">
            <text:p>Price</text:p>
          </table:table-cell>
          <table:table-cell table:style-name="ce21" office:value-type="string" calcext:value-type="string">
            <text:p>Price + Ext fee</text:p>
          </table:table-cell>
          <table:table-cell table:style-name="ce2" office:value-type="string" calcext:value-type="string">
            <text:p>Flash</text:p>
          </table:table-cell>
          <table:table-cell table:style-name="ce2" office:value-type="string" calcext:value-type="string">
            <text:p>RAM</text:p>
          </table:table-cell>
          <table:table-cell table:style-name="ce2" office:value-type="string" calcext:value-type="string">
            <text:p>IO</text:p>
          </table:table-cell>
          <table:table-cell table:style-name="ce2" office:value-type="string" calcext:value-type="string">
            <text:p>Freq.</text:p>
          </table:table-cell>
          <table:table-cell table:style-name="ce23" office:value-type="string" calcext:value-type="string">
            <text:p>DES/TDES</text:p>
          </table:table-cell>
          <table:table-cell table:style-name="ce1" table:number-columns-repeated="1011"/>
        </table:table-row>
        <table:table-row table:style-name="ro1" table:visibility="filter">
          <table:table-cell table:style-name="ce4" office:value-type="string" calcext:value-type="string">
            <text:p>STM32F038C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9" table:number-columns-repeated="3"/>
          <table:table-cell table:style-name="ce22"/>
          <table:table-cell table:style-name="ce22" table:formula="of:=[.G5]+0.3*INT([.D5]=&quot;extended&quot;)" office:value-type="currency" office:currency="USD" office:value="0" calcext:value-type="currency">
            <text:p>$0.0000</text:p>
          </table:table-cell>
          <table:table-cell table:style-name="ce4" office:value-type="string" calcext:value-type="string">
            <text:p>32 kBytes</text:p>
          </table:table-cell>
          <table:table-cell table:style-name="ce4" office:value-type="string" calcext:value-type="string">
            <text:p>4 kBytes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48 MHz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style-name="ce4" office:value-type="string" calcext:value-type="string">
            <text:p>STM32F051C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9" table:number-columns-repeated="3"/>
          <table:table-cell table:style-name="ce22"/>
          <table:table-cell table:style-name="ce22" table:formula="of:=[.G6]+0.3*INT([.D6]=&quot;extended&quot;)" office:value-type="currency" office:currency="USD" office:value="0" calcext:value-type="currency">
            <text:p>$0.0000</text:p>
          </table:table-cell>
          <table:table-cell table:style-name="ce4" office:value-type="string" calcext:value-type="string">
            <text:p>16 kBytes</text:p>
          </table:table-cell>
          <table:table-cell table:style-name="ce4" office:value-type="string" calcext:value-type="string">
            <text:p>8 kBytes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string" calcext:value-type="string">
            <text:p>48 MHz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style-name="ce4" office:value-type="string" calcext:value-type="string">
            <text:p>STM32F070C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9" table:number-columns-repeated="3"/>
          <table:table-cell table:style-name="ce22"/>
          <table:table-cell table:style-name="ce22" table:formula="of:=[.G7]+0.3*INT([.D7]=&quot;extended&quot;)" office:value-type="currency" office:currency="USD" office:value="0" calcext:value-type="currency">
            <text:p>$0.0000</text:p>
          </table:table-cell>
          <table:table-cell table:style-name="ce4" office:value-type="string" calcext:value-type="string">
            <text:p>32 kBytes</text:p>
          </table:table-cell>
          <table:table-cell table:style-name="ce4" office:value-type="string" calcext:value-type="string">
            <text:p>6 kBytes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48 MHz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style-name="ce4" office:value-type="string" calcext:value-type="string">
            <text:p>STM32F070CB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9" table:number-columns-repeated="3"/>
          <table:table-cell table:style-name="ce22"/>
          <table:table-cell table:style-name="ce22" table:formula="of:=[.G8]+0.3*INT([.D8]=&quot;extended&quot;)" office:value-type="currency" office:currency="USD" office:value="0" calcext:value-type="currency">
            <text:p>$0.0000</text:p>
          </table:table-cell>
          <table:table-cell table:style-name="ce4" office:value-type="string" calcext:value-type="string">
            <text:p>128 kBytes</text:p>
          </table:table-cell>
          <table:table-cell table:style-name="ce4" office:value-type="string" calcext:value-type="string">
            <text:p>16 kBytes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48 MHz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style-name="ce4" office:value-type="string" calcext:value-type="string">
            <text:p>STM32F078CB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9" table:number-columns-repeated="3"/>
          <table:table-cell table:style-name="ce22"/>
          <table:table-cell table:style-name="ce22" table:formula="of:=[.G9]+0.3*INT([.D9]=&quot;extended&quot;)" office:value-type="currency" office:currency="USD" office:value="0" calcext:value-type="currency">
            <text:p>$0.0000</text:p>
          </table:table-cell>
          <table:table-cell table:style-name="ce4" office:value-type="string" calcext:value-type="string">
            <text:p>128 kBytes</text:p>
          </table:table-cell>
          <table:table-cell table:style-name="ce4" office:value-type="string" calcext:value-type="string">
            <text:p>16 kBytes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string" calcext:value-type="string">
            <text:p>48 MHz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style-name="ce4" office:value-type="string" calcext:value-type="string">
            <text:p>STM32F098CC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9" table:number-columns-repeated="3"/>
          <table:table-cell table:style-name="ce22"/>
          <table:table-cell table:style-name="ce22" table:formula="of:=[.G10]+0.3*INT([.D10]=&quot;extended&quot;)" office:value-type="currency" office:currency="USD" office:value="0" calcext:value-type="currency">
            <text:p>$0.0000</text:p>
          </table:table-cell>
          <table:table-cell table:style-name="ce4" office:value-type="string" calcext:value-type="string">
            <text:p>256 kBytes</text:p>
          </table:table-cell>
          <table:table-cell table:style-name="ce4" office:value-type="string" calcext:value-type="string">
            <text:p>32 kBytes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48 MHz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style-name="ce4" office:value-type="string" calcext:value-type="string">
            <text:p>STM32F100C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9" table:number-columns-repeated="3"/>
          <table:table-cell table:style-name="ce22"/>
          <table:table-cell table:style-name="ce22" table:formula="of:=[.G11]+0.3*INT([.D11]=&quot;extended&quot;)" office:value-type="currency" office:currency="USD" office:value="0" calcext:value-type="currency">
            <text:p>$0.0000</text:p>
          </table:table-cell>
          <table:table-cell table:style-name="ce4" office:value-type="string" calcext:value-type="string">
            <text:p>32 kBytes</text:p>
          </table:table-cell>
          <table:table-cell table:style-name="ce4" office:value-type="string" calcext:value-type="string">
            <text:p>4 kBytes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24 MHz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style-name="ce4" office:value-type="string" calcext:value-type="string">
            <text:p>STM32F101C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9" table:number-columns-repeated="3"/>
          <table:table-cell table:style-name="ce22"/>
          <table:table-cell table:style-name="ce22" table:formula="of:=[.G12]+0.3*INT([.D12]=&quot;extended&quot;)" office:value-type="currency" office:currency="USD" office:value="0" calcext:value-type="currency">
            <text:p>$0.0000</text:p>
          </table:table-cell>
          <table:table-cell table:style-name="ce4" office:value-type="string" calcext:value-type="string">
            <text:p>16 kBytes</text:p>
          </table:table-cell>
          <table:table-cell table:style-name="ce4" office:value-type="string" calcext:value-type="string">
            <text:p>4 kBytes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36 MHz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style-name="ce4" office:value-type="string" calcext:value-type="string">
            <text:p>STM32F101C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9" table:number-columns-repeated="3"/>
          <table:table-cell table:style-name="ce22"/>
          <table:table-cell table:style-name="ce22" table:formula="of:=[.G13]+0.3*INT([.D13]=&quot;extended&quot;)" office:value-type="currency" office:currency="USD" office:value="0" calcext:value-type="currency">
            <text:p>$0.0000</text:p>
          </table:table-cell>
          <table:table-cell table:style-name="ce4" office:value-type="string" calcext:value-type="string">
            <text:p>32 kBytes</text:p>
          </table:table-cell>
          <table:table-cell table:style-name="ce4" office:value-type="string" calcext:value-type="string">
            <text:p>6 kBytes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36 MHz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style-name="ce4" office:value-type="string" calcext:value-type="string">
            <text:p>STM32F102C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9" table:number-columns-repeated="3"/>
          <table:table-cell table:style-name="ce22"/>
          <table:table-cell table:style-name="ce22" table:formula="of:=[.G14]+0.3*INT([.D14]=&quot;extended&quot;)" office:value-type="currency" office:currency="USD" office:value="0" calcext:value-type="currency">
            <text:p>$0.0000</text:p>
          </table:table-cell>
          <table:table-cell table:style-name="ce4" office:value-type="string" calcext:value-type="string">
            <text:p>16 kBytes</text:p>
          </table:table-cell>
          <table:table-cell table:style-name="ce4" office:value-type="string" calcext:value-type="string">
            <text:p>4 kBytes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48 MHz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style-name="ce4" office:value-type="string" calcext:value-type="string">
            <text:p>STM32F102C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9" table:number-columns-repeated="3"/>
          <table:table-cell table:style-name="ce22"/>
          <table:table-cell table:style-name="ce22" table:formula="of:=[.G15]+0.3*INT([.D15]=&quot;extended&quot;)" office:value-type="currency" office:currency="USD" office:value="0" calcext:value-type="currency">
            <text:p>$0.0000</text:p>
          </table:table-cell>
          <table:table-cell table:style-name="ce4" office:value-type="string" calcext:value-type="string">
            <text:p>32 kBytes</text:p>
          </table:table-cell>
          <table:table-cell table:style-name="ce4" office:value-type="string" calcext:value-type="string">
            <text:p>6 kBytes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48 MHz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style-name="ce4" office:value-type="string" calcext:value-type="string">
            <text:p>STM32F102C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9" table:number-columns-repeated="3"/>
          <table:table-cell table:style-name="ce22"/>
          <table:table-cell table:style-name="ce22" table:formula="of:=[.G16]+0.3*INT([.D16]=&quot;extended&quot;)" office:value-type="currency" office:currency="USD" office:value="0" calcext:value-type="currency">
            <text:p>$0.0000</text:p>
          </table:table-cell>
          <table:table-cell table:style-name="ce4" office:value-type="string" calcext:value-type="string">
            <text:p>64 kBytes</text:p>
          </table:table-cell>
          <table:table-cell table:style-name="ce4" office:value-type="string" calcext:value-type="string">
            <text:p>10 kBytes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48 MHz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style-name="ce4" office:value-type="string" calcext:value-type="string">
            <text:p>STM32F103C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9" table:number-columns-repeated="3"/>
          <table:table-cell table:style-name="ce22"/>
          <table:table-cell table:style-name="ce22" table:formula="of:=[.G17]+0.3*INT([.D17]=&quot;extended&quot;)" office:value-type="currency" office:currency="USD" office:value="0" calcext:value-type="currency">
            <text:p>$0.0000</text:p>
          </table:table-cell>
          <table:table-cell table:style-name="ce4" office:value-type="string" calcext:value-type="string">
            <text:p>16 kBytes</text:p>
          </table:table-cell>
          <table:table-cell table:style-name="ce4" office:value-type="string" calcext:value-type="string">
            <text:p>6 kBytes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72 MHz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style-name="ce4" office:value-type="string" calcext:value-type="string">
            <text:p>STM32F302C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9" table:number-columns-repeated="3"/>
          <table:table-cell table:style-name="ce22"/>
          <table:table-cell table:style-name="ce22" table:formula="of:=[.G18]+0.3*INT([.D18]=&quot;extended&quot;)" office:value-type="currency" office:currency="USD" office:value="0" calcext:value-type="currency">
            <text:p>$0.0000</text:p>
          </table:table-cell>
          <table:table-cell table:style-name="ce4" office:value-type="string" calcext:value-type="string">
            <text:p>32 kBytes</text:p>
          </table:table-cell>
          <table:table-cell table:style-name="ce4" office:value-type="string" calcext:value-type="string">
            <text:p>16 kBytes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72 MHz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style-name="ce4" office:value-type="string" calcext:value-type="string">
            <text:p>STM32F302CC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9" table:number-columns-repeated="3"/>
          <table:table-cell table:style-name="ce22"/>
          <table:table-cell table:style-name="ce22" table:formula="of:=[.G19]+0.3*INT([.D19]=&quot;extended&quot;)" office:value-type="currency" office:currency="USD" office:value="0" calcext:value-type="currency">
            <text:p>$0.0000</text:p>
          </table:table-cell>
          <table:table-cell table:style-name="ce4" office:value-type="string" calcext:value-type="string">
            <text:p>256 kBytes</text:p>
          </table:table-cell>
          <table:table-cell table:style-name="ce4" office:value-type="string" calcext:value-type="string">
            <text:p>40 kBytes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72 MHz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style-name="ce4" office:value-type="string" calcext:value-type="string">
            <text:p>STM32F303C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9" table:number-columns-repeated="3"/>
          <table:table-cell table:style-name="ce22"/>
          <table:table-cell table:style-name="ce22" table:formula="of:=[.G20]+0.3*INT([.D20]=&quot;extended&quot;)" office:value-type="currency" office:currency="USD" office:value="0" calcext:value-type="currency">
            <text:p>$0.0000</text:p>
          </table:table-cell>
          <table:table-cell table:style-name="ce4" office:value-type="string" calcext:value-type="string">
            <text:p>32 kBytes</text:p>
          </table:table-cell>
          <table:table-cell table:style-name="ce4" office:value-type="string" calcext:value-type="string">
            <text:p>16 kBytes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72 MHz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style-name="ce4" office:value-type="string" calcext:value-type="string">
            <text:p>STM32F318C8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19" table:number-columns-repeated="3"/>
          <table:table-cell table:style-name="ce22"/>
          <table:table-cell table:style-name="ce22" table:formula="of:=[.G21]+0.3*INT([.D21]=&quot;extended&quot;)" office:value-type="currency" office:currency="USD" office:value="0" calcext:value-type="currency">
            <text:p>$0.0000</text:p>
          </table:table-cell>
          <table:table-cell table:style-name="ce4" office:value-type="string" calcext:value-type="string">
            <text:p>64 kBytes</text:p>
          </table:table-cell>
          <table:table-cell table:style-name="ce4" office:value-type="string" calcext:value-type="string">
            <text:p>16 kBytes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string" calcext:value-type="string">
            <text:p>72 MHz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style-name="ce4" office:value-type="string" calcext:value-type="string">
            <text:p>STM32F328C8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19" table:number-columns-repeated="3"/>
          <table:table-cell table:style-name="ce22"/>
          <table:table-cell table:style-name="ce22" table:formula="of:=[.G22]+0.3*INT([.D22]=&quot;extended&quot;)" office:value-type="currency" office:currency="USD" office:value="0" calcext:value-type="currency">
            <text:p>$0.0000</text:p>
          </table:table-cell>
          <table:table-cell table:style-name="ce4" office:value-type="string" calcext:value-type="string">
            <text:p>64 kBytes</text:p>
          </table:table-cell>
          <table:table-cell table:style-name="ce4" office:value-type="string" calcext:value-type="string">
            <text:p>16 kBytes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string" calcext:value-type="string">
            <text:p>72 MHz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style-name="ce4" office:value-type="string" calcext:value-type="string">
            <text:p>STM32F358CC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19" table:number-columns-repeated="3"/>
          <table:table-cell table:style-name="ce22"/>
          <table:table-cell table:style-name="ce22" table:formula="of:=[.G23]+0.3*INT([.D23]=&quot;extended&quot;)" office:value-type="currency" office:currency="USD" office:value="0" calcext:value-type="currency">
            <text:p>$0.0000</text:p>
          </table:table-cell>
          <table:table-cell table:style-name="ce4" office:value-type="string" calcext:value-type="string">
            <text:p>256 kBytes</text:p>
          </table:table-cell>
          <table:table-cell table:style-name="ce4" office:value-type="string" calcext:value-type="string">
            <text:p>48 kBytes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string" calcext:value-type="string">
            <text:p>72 MHz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style-name="ce4" office:value-type="string" calcext:value-type="string">
            <text:p>STM32F373C8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19" table:number-columns-repeated="3"/>
          <table:table-cell table:style-name="ce22"/>
          <table:table-cell table:style-name="ce22" table:formula="of:=[.G24]+0.3*INT([.D24]=&quot;extended&quot;)" office:value-type="currency" office:currency="USD" office:value="0" calcext:value-type="currency">
            <text:p>$0.0000</text:p>
          </table:table-cell>
          <table:table-cell table:style-name="ce4" office:value-type="string" calcext:value-type="string">
            <text:p>64 kBytes</text:p>
          </table:table-cell>
          <table:table-cell table:style-name="ce4" office:value-type="string" calcext:value-type="string">
            <text:p>16 kBytes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72 MHz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style-name="ce4" office:value-type="string" calcext:value-type="string">
            <text:p>STM32F373CB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19" table:number-columns-repeated="3"/>
          <table:table-cell table:style-name="ce22"/>
          <table:table-cell table:style-name="ce22" table:formula="of:=[.G25]+0.3*INT([.D25]=&quot;extended&quot;)" office:value-type="currency" office:currency="USD" office:value="0" calcext:value-type="currency">
            <text:p>$0.0000</text:p>
          </table:table-cell>
          <table:table-cell table:style-name="ce4" office:value-type="string" calcext:value-type="string">
            <text:p>128 kBytes</text:p>
          </table:table-cell>
          <table:table-cell table:style-name="ce4" office:value-type="string" calcext:value-type="string">
            <text:p>24 kBytes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72 MHz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style-name="ce4" office:value-type="string" calcext:value-type="string">
            <text:p>STM32F373CC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19" table:number-columns-repeated="3"/>
          <table:table-cell table:style-name="ce22"/>
          <table:table-cell table:style-name="ce22" table:formula="of:=[.G26]+0.3*INT([.D26]=&quot;extended&quot;)" office:value-type="currency" office:currency="USD" office:value="0" calcext:value-type="currency">
            <text:p>$0.0000</text:p>
          </table:table-cell>
          <table:table-cell table:style-name="ce4" office:value-type="string" calcext:value-type="string">
            <text:p>256 kBytes</text:p>
          </table:table-cell>
          <table:table-cell table:style-name="ce4" office:value-type="string" calcext:value-type="string">
            <text:p>32 kBytes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72 MHz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style-name="ce4" office:value-type="string" calcext:value-type="string">
            <text:p>STM32F378CC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19" table:number-columns-repeated="3"/>
          <table:table-cell table:style-name="ce22"/>
          <table:table-cell table:style-name="ce22" table:formula="of:=[.G27]+0.3*INT([.D27]=&quot;extended&quot;)" office:value-type="currency" office:currency="USD" office:value="0" calcext:value-type="currency">
            <text:p>$0.0000</text:p>
          </table:table-cell>
          <table:table-cell table:style-name="ce4" office:value-type="string" calcext:value-type="string">
            <text:p>256 kBytes</text:p>
          </table:table-cell>
          <table:table-cell table:style-name="ce4" office:value-type="string" calcext:value-type="string">
            <text:p>32 kBytes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string" calcext:value-type="string">
            <text:p>72 MHz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style-name="ce4" office:value-type="string" calcext:value-type="string">
            <text:p>STM32F410CB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19" table:number-columns-repeated="3"/>
          <table:table-cell table:style-name="ce22"/>
          <table:table-cell table:style-name="ce22" table:formula="of:=[.G28]+0.3*INT([.D28]=&quot;extended&quot;)" office:value-type="currency" office:currency="USD" office:value="0" calcext:value-type="currency">
            <text:p>$0.0000</text:p>
          </table:table-cell>
          <table:table-cell table:style-name="ce4" office:value-type="string" calcext:value-type="string">
            <text:p>128 kBytes</text:p>
          </table:table-cell>
          <table:table-cell table:style-name="ce4" office:value-type="string" calcext:value-type="string">
            <text:p>32 kBytes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100 MHz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style-name="ce4" office:value-type="string" calcext:value-type="string">
            <text:p>STM32G030C6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19" table:number-columns-repeated="3"/>
          <table:table-cell table:style-name="ce22"/>
          <table:table-cell table:style-name="ce22" table:formula="of:=[.G29]+0.3*INT([.D29]=&quot;extended&quot;)" office:value-type="currency" office:currency="USD" office:value="0" calcext:value-type="currency">
            <text:p>$0.0000</text:p>
          </table:table-cell>
          <table:table-cell table:style-name="ce4" office:value-type="string" calcext:value-type="string">
            <text:p>32 kBytes</text:p>
          </table:table-cell>
          <table:table-cell table:style-name="ce4" office:value-type="string" calcext:value-type="string">
            <text:p>8 kBytes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64 MHz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style-name="ce4" office:value-type="string" calcext:value-type="string">
            <text:p>STM32G030C8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19" table:number-columns-repeated="3"/>
          <table:table-cell table:style-name="ce22"/>
          <table:table-cell table:style-name="ce22" table:formula="of:=[.G30]+0.3*INT([.D30]=&quot;extended&quot;)" office:value-type="currency" office:currency="USD" office:value="0" calcext:value-type="currency">
            <text:p>$0.0000</text:p>
          </table:table-cell>
          <table:table-cell table:style-name="ce4" office:value-type="string" calcext:value-type="string">
            <text:p>64 kBytes</text:p>
          </table:table-cell>
          <table:table-cell table:style-name="ce4" office:value-type="string" calcext:value-type="string">
            <text:p>8 kBytes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64 MHz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style-name="ce4" office:value-type="string" calcext:value-type="string">
            <text:p>STM32G031C4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19" table:number-columns-repeated="3"/>
          <table:table-cell table:style-name="ce22"/>
          <table:table-cell table:style-name="ce22" table:formula="of:=[.G31]+0.3*INT([.D31]=&quot;extended&quot;)" office:value-type="currency" office:currency="USD" office:value="0" calcext:value-type="currency">
            <text:p>$0.0000</text:p>
          </table:table-cell>
          <table:table-cell table:style-name="ce4" office:value-type="string" calcext:value-type="string">
            <text:p>16 kBytes</text:p>
          </table:table-cell>
          <table:table-cell table:style-name="ce4" office:value-type="string" calcext:value-type="string">
            <text:p>8 kBytes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64 MHz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style-name="ce4" office:value-type="string" calcext:value-type="string">
            <text:p>STM32G031C6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19" table:number-columns-repeated="3"/>
          <table:table-cell table:style-name="ce22"/>
          <table:table-cell table:style-name="ce22" table:formula="of:=[.G32]+0.3*INT([.D32]=&quot;extended&quot;)" office:value-type="currency" office:currency="USD" office:value="0" calcext:value-type="currency">
            <text:p>$0.0000</text:p>
          </table:table-cell>
          <table:table-cell table:style-name="ce4" office:value-type="string" calcext:value-type="string">
            <text:p>32 kBytes</text:p>
          </table:table-cell>
          <table:table-cell table:style-name="ce4" office:value-type="string" calcext:value-type="string">
            <text:p>8 kBytes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64 MHz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style-name="ce4" office:value-type="string" calcext:value-type="string">
            <text:p>STM32G031C8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19" table:number-columns-repeated="3"/>
          <table:table-cell table:style-name="ce22"/>
          <table:table-cell table:style-name="ce22" table:formula="of:=[.G33]+0.3*INT([.D33]=&quot;extended&quot;)" office:value-type="currency" office:currency="USD" office:value="0" calcext:value-type="currency">
            <text:p>$0.0000</text:p>
          </table:table-cell>
          <table:table-cell table:style-name="ce4" office:value-type="string" calcext:value-type="string">
            <text:p>64 kBytes</text:p>
          </table:table-cell>
          <table:table-cell table:style-name="ce4" office:value-type="string" calcext:value-type="string">
            <text:p>8 kBytes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64 MHz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style-name="ce4" office:value-type="string" calcext:value-type="string">
            <text:p>STM32G041C6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19" table:number-columns-repeated="3"/>
          <table:table-cell table:style-name="ce22"/>
          <table:table-cell table:style-name="ce22" table:formula="of:=[.G34]+0.3*INT([.D34]=&quot;extended&quot;)" office:value-type="currency" office:currency="USD" office:value="0" calcext:value-type="currency">
            <text:p>$0.0000</text:p>
          </table:table-cell>
          <table:table-cell table:style-name="ce4" office:value-type="string" calcext:value-type="string">
            <text:p>32 kBytes</text:p>
          </table:table-cell>
          <table:table-cell table:style-name="ce4" office:value-type="string" calcext:value-type="string">
            <text:p>8 kBytes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64 MHz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style-name="ce4" office:value-type="string" calcext:value-type="string">
            <text:p>STM32G041C8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19" table:number-columns-repeated="3"/>
          <table:table-cell table:style-name="ce22"/>
          <table:table-cell table:style-name="ce22" table:formula="of:=[.G35]+0.3*INT([.D35]=&quot;extended&quot;)" office:value-type="currency" office:currency="USD" office:value="0" calcext:value-type="currency">
            <text:p>$0.0000</text:p>
          </table:table-cell>
          <table:table-cell table:style-name="ce4" office:value-type="string" calcext:value-type="string">
            <text:p>64 kBytes</text:p>
          </table:table-cell>
          <table:table-cell table:style-name="ce4" office:value-type="string" calcext:value-type="string">
            <text:p>8 kBytes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64 MHz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style-name="ce4" office:value-type="string" calcext:value-type="string">
            <text:p>STM32G070CB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19" table:number-columns-repeated="3"/>
          <table:table-cell table:style-name="ce22"/>
          <table:table-cell table:style-name="ce22" table:formula="of:=[.G36]+0.3*INT([.D36]=&quot;extended&quot;)" office:value-type="currency" office:currency="USD" office:value="0" calcext:value-type="currency">
            <text:p>$0.0000</text:p>
          </table:table-cell>
          <table:table-cell table:style-name="ce4" office:value-type="string" calcext:value-type="string">
            <text:p>128 kBytes</text:p>
          </table:table-cell>
          <table:table-cell table:style-name="ce4" office:value-type="string" calcext:value-type="string">
            <text:p>36 kBytes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string" calcext:value-type="string">
            <text:p>64 MHz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style-name="ce4" office:value-type="string" calcext:value-type="string">
            <text:p>STM32G071C6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19" table:number-columns-repeated="3"/>
          <table:table-cell table:style-name="ce22"/>
          <table:table-cell table:style-name="ce22" table:formula="of:=[.G37]+0.3*INT([.D37]=&quot;extended&quot;)" office:value-type="currency" office:currency="USD" office:value="0" calcext:value-type="currency">
            <text:p>$0.0000</text:p>
          </table:table-cell>
          <table:table-cell table:style-name="ce4" office:value-type="string" calcext:value-type="string">
            <text:p>32 kBytes</text:p>
          </table:table-cell>
          <table:table-cell table:style-name="ce4" office:value-type="string" calcext:value-type="string">
            <text:p>36 kBytes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string" calcext:value-type="string">
            <text:p>64 MHz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style-name="ce4" office:value-type="string" calcext:value-type="string">
            <text:p>STM32G071C8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19" table:number-columns-repeated="3"/>
          <table:table-cell table:style-name="ce22"/>
          <table:table-cell table:style-name="ce22" table:formula="of:=[.G38]+0.3*INT([.D38]=&quot;extended&quot;)" office:value-type="currency" office:currency="USD" office:value="0" calcext:value-type="currency">
            <text:p>$0.0000</text:p>
          </table:table-cell>
          <table:table-cell table:style-name="ce4" office:value-type="string" calcext:value-type="string">
            <text:p>64 kBytes</text:p>
          </table:table-cell>
          <table:table-cell table:style-name="ce4" office:value-type="string" calcext:value-type="string">
            <text:p>36 kBytes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string" calcext:value-type="string">
            <text:p>64 MHz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style-name="ce4" office:value-type="string" calcext:value-type="string">
            <text:p>STM32G071CB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19" table:number-columns-repeated="3"/>
          <table:table-cell table:style-name="ce22"/>
          <table:table-cell table:style-name="ce22" table:formula="of:=[.G39]+0.3*INT([.D39]=&quot;extended&quot;)" office:value-type="currency" office:currency="USD" office:value="0" calcext:value-type="currency">
            <text:p>$0.0000</text:p>
          </table:table-cell>
          <table:table-cell table:style-name="ce4" office:value-type="string" calcext:value-type="string">
            <text:p>128 kBytes</text:p>
          </table:table-cell>
          <table:table-cell table:style-name="ce4" office:value-type="string" calcext:value-type="string">
            <text:p>36 kBytes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string" calcext:value-type="string">
            <text:p>64 MHz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style-name="ce4" office:value-type="string" calcext:value-type="string">
            <text:p>STM32G081CB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19" table:number-columns-repeated="3"/>
          <table:table-cell table:style-name="ce22"/>
          <table:table-cell table:style-name="ce22" table:formula="of:=[.G40]+0.3*INT([.D40]=&quot;extended&quot;)" office:value-type="currency" office:currency="USD" office:value="0" calcext:value-type="currency">
            <text:p>$0.0000</text:p>
          </table:table-cell>
          <table:table-cell table:style-name="ce4" office:value-type="string" calcext:value-type="string">
            <text:p>128 kBytes</text:p>
          </table:table-cell>
          <table:table-cell table:style-name="ce4" office:value-type="string" calcext:value-type="string">
            <text:p>36 kBytes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string" calcext:value-type="string">
            <text:p>64 MHz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style-name="ce4" office:value-type="string" calcext:value-type="string">
            <text:p>STM32G431C6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19" table:number-columns-repeated="3"/>
          <table:table-cell table:style-name="ce22"/>
          <table:table-cell table:style-name="ce22" table:formula="of:=[.G41]+0.3*INT([.D41]=&quot;extended&quot;)" office:value-type="currency" office:currency="USD" office:value="0" calcext:value-type="currency">
            <text:p>$0.0000</text:p>
          </table:table-cell>
          <table:table-cell table:number-columns-repeated="2" table:style-name="ce4" office:value-type="string" calcext:value-type="string">
            <text:p>32 kBytes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170 MHz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style-name="ce4" office:value-type="string" calcext:value-type="string">
            <text:p>STM32G431C8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19" table:number-columns-repeated="3"/>
          <table:table-cell table:style-name="ce22"/>
          <table:table-cell table:style-name="ce22" table:formula="of:=[.G42]+0.3*INT([.D42]=&quot;extended&quot;)" office:value-type="currency" office:currency="USD" office:value="0" calcext:value-type="currency">
            <text:p>$0.0000</text:p>
          </table:table-cell>
          <table:table-cell table:style-name="ce4" office:value-type="string" calcext:value-type="string">
            <text:p>64 kBytes</text:p>
          </table:table-cell>
          <table:table-cell table:style-name="ce4" office:value-type="string" calcext:value-type="string">
            <text:p>32 kBytes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170 MHz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style-name="ce4" office:value-type="string" calcext:value-type="string">
            <text:p>STM32G431CB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19" table:number-columns-repeated="3"/>
          <table:table-cell table:style-name="ce22"/>
          <table:table-cell table:style-name="ce22" table:formula="of:=[.G43]+0.3*INT([.D43]=&quot;extended&quot;)" office:value-type="currency" office:currency="USD" office:value="0" calcext:value-type="currency">
            <text:p>$0.0000</text:p>
          </table:table-cell>
          <table:table-cell table:style-name="ce4" office:value-type="string" calcext:value-type="string">
            <text:p>128 kBytes</text:p>
          </table:table-cell>
          <table:table-cell table:style-name="ce4" office:value-type="string" calcext:value-type="string">
            <text:p>32 kBytes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170 MHz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style-name="ce4" office:value-type="string" calcext:value-type="string">
            <text:p>STM32G441CB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19" table:number-columns-repeated="3"/>
          <table:table-cell table:style-name="ce22"/>
          <table:table-cell table:style-name="ce22" table:formula="of:=[.G44]+0.3*INT([.D44]=&quot;extended&quot;)" office:value-type="currency" office:currency="USD" office:value="0" calcext:value-type="currency">
            <text:p>$0.0000</text:p>
          </table:table-cell>
          <table:table-cell table:style-name="ce4" office:value-type="string" calcext:value-type="string">
            <text:p>128 kBytes</text:p>
          </table:table-cell>
          <table:table-cell table:style-name="ce4" office:value-type="string" calcext:value-type="string">
            <text:p>32 kBytes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170 MHz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style-name="ce4" office:value-type="string" calcext:value-type="string">
            <text:p>STM32G471CC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19" table:number-columns-repeated="3"/>
          <table:table-cell table:style-name="ce22"/>
          <table:table-cell table:style-name="ce22" table:formula="of:=[.G45]+0.3*INT([.D45]=&quot;extended&quot;)" office:value-type="currency" office:currency="USD" office:value="0" calcext:value-type="currency">
            <text:p>$0.0000</text:p>
          </table:table-cell>
          <table:table-cell table:style-name="ce4" office:value-type="string" calcext:value-type="string">
            <text:p>256 kBytes</text:p>
          </table:table-cell>
          <table:table-cell table:style-name="ce4" office:value-type="string" calcext:value-type="string">
            <text:p>128 kBytes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170 MHz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style-name="ce4" office:value-type="string" calcext:value-type="string">
            <text:p>STM32G471CE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19" table:number-columns-repeated="3"/>
          <table:table-cell table:style-name="ce22"/>
          <table:table-cell table:style-name="ce22" table:formula="of:=[.G46]+0.3*INT([.D46]=&quot;extended&quot;)" office:value-type="currency" office:currency="USD" office:value="0" calcext:value-type="currency">
            <text:p>$0.0000</text:p>
          </table:table-cell>
          <table:table-cell table:style-name="ce4" office:value-type="string" calcext:value-type="string">
            <text:p>512 kBytes</text:p>
          </table:table-cell>
          <table:table-cell table:style-name="ce4" office:value-type="string" calcext:value-type="string">
            <text:p>128 kBytes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170 MHz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style-name="ce4" office:value-type="string" calcext:value-type="string">
            <text:p>STM32G473CB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19" table:number-columns-repeated="3"/>
          <table:table-cell table:style-name="ce22"/>
          <table:table-cell table:style-name="ce22" table:formula="of:=[.G47]+0.3*INT([.D47]=&quot;extended&quot;)" office:value-type="currency" office:currency="USD" office:value="0" calcext:value-type="currency">
            <text:p>$0.0000</text:p>
          </table:table-cell>
          <table:table-cell table:number-columns-repeated="2" table:style-name="ce4" office:value-type="string" calcext:value-type="string">
            <text:p>128 kBytes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170 MHz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style-name="ce4" office:value-type="string" calcext:value-type="string">
            <text:p>STM32G473CC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19" table:number-columns-repeated="3"/>
          <table:table-cell table:style-name="ce22"/>
          <table:table-cell table:style-name="ce22" table:formula="of:=[.G48]+0.3*INT([.D48]=&quot;extended&quot;)" office:value-type="currency" office:currency="USD" office:value="0" calcext:value-type="currency">
            <text:p>$0.0000</text:p>
          </table:table-cell>
          <table:table-cell table:style-name="ce4" office:value-type="string" calcext:value-type="string">
            <text:p>256 kBytes</text:p>
          </table:table-cell>
          <table:table-cell table:style-name="ce4" office:value-type="string" calcext:value-type="string">
            <text:p>128 kBytes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170 MHz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style-name="ce4" office:value-type="string" calcext:value-type="string">
            <text:p>STM32G473CE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19" table:number-columns-repeated="3"/>
          <table:table-cell table:style-name="ce22"/>
          <table:table-cell table:style-name="ce22" table:formula="of:=[.G49]+0.3*INT([.D49]=&quot;extended&quot;)" office:value-type="currency" office:currency="USD" office:value="0" calcext:value-type="currency">
            <text:p>$0.0000</text:p>
          </table:table-cell>
          <table:table-cell table:style-name="ce4" office:value-type="string" calcext:value-type="string">
            <text:p>512 kBytes</text:p>
          </table:table-cell>
          <table:table-cell table:style-name="ce4" office:value-type="string" calcext:value-type="string">
            <text:p>128 kBytes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170 MHz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style-name="ce4" office:value-type="string" calcext:value-type="string">
            <text:p>STM32G474CB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19" table:number-columns-repeated="3"/>
          <table:table-cell table:style-name="ce22"/>
          <table:table-cell table:style-name="ce22" table:formula="of:=[.G50]+0.3*INT([.D50]=&quot;extended&quot;)" office:value-type="currency" office:currency="USD" office:value="0" calcext:value-type="currency">
            <text:p>$0.0000</text:p>
          </table:table-cell>
          <table:table-cell table:number-columns-repeated="2" table:style-name="ce4" office:value-type="string" calcext:value-type="string">
            <text:p>128 kBytes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170 MHz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style-name="ce4" office:value-type="string" calcext:value-type="string">
            <text:p>STM32G474CC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19" table:number-columns-repeated="3"/>
          <table:table-cell table:style-name="ce22"/>
          <table:table-cell table:style-name="ce22" table:formula="of:=[.G51]+0.3*INT([.D51]=&quot;extended&quot;)" office:value-type="currency" office:currency="USD" office:value="0" calcext:value-type="currency">
            <text:p>$0.0000</text:p>
          </table:table-cell>
          <table:table-cell table:style-name="ce4" office:value-type="string" calcext:value-type="string">
            <text:p>256 kBytes</text:p>
          </table:table-cell>
          <table:table-cell table:style-name="ce4" office:value-type="string" calcext:value-type="string">
            <text:p>128 kBytes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170 MHz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style-name="ce4" office:value-type="string" calcext:value-type="string">
            <text:p>STM32G474CE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19" table:number-columns-repeated="3"/>
          <table:table-cell table:style-name="ce22"/>
          <table:table-cell table:style-name="ce22" table:formula="of:=[.G52]+0.3*INT([.D52]=&quot;extended&quot;)" office:value-type="currency" office:currency="USD" office:value="0" calcext:value-type="currency">
            <text:p>$0.0000</text:p>
          </table:table-cell>
          <table:table-cell table:style-name="ce4" office:value-type="string" calcext:value-type="string">
            <text:p>512 kBytes</text:p>
          </table:table-cell>
          <table:table-cell table:style-name="ce4" office:value-type="string" calcext:value-type="string">
            <text:p>128 kBytes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170 MHz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style-name="ce4" office:value-type="string" calcext:value-type="string">
            <text:p>STM32G483CE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19" table:number-columns-repeated="3"/>
          <table:table-cell table:style-name="ce22"/>
          <table:table-cell table:style-name="ce22" table:formula="of:=[.G53]+0.3*INT([.D53]=&quot;extended&quot;)" office:value-type="currency" office:currency="USD" office:value="0" calcext:value-type="currency">
            <text:p>$0.0000</text:p>
          </table:table-cell>
          <table:table-cell table:style-name="ce4" office:value-type="string" calcext:value-type="string">
            <text:p>512 kBytes</text:p>
          </table:table-cell>
          <table:table-cell table:style-name="ce4" office:value-type="string" calcext:value-type="string">
            <text:p>128 kBytes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170 MHz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style-name="ce4" office:value-type="string" calcext:value-type="string">
            <text:p>STM32G484CE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19" table:number-columns-repeated="3"/>
          <table:table-cell table:style-name="ce22"/>
          <table:table-cell table:style-name="ce22" table:formula="of:=[.G54]+0.3*INT([.D54]=&quot;extended&quot;)" office:value-type="currency" office:currency="USD" office:value="0" calcext:value-type="currency">
            <text:p>$0.0000</text:p>
          </table:table-cell>
          <table:table-cell table:style-name="ce4" office:value-type="string" calcext:value-type="string">
            <text:p>512 kBytes</text:p>
          </table:table-cell>
          <table:table-cell table:style-name="ce4" office:value-type="string" calcext:value-type="string">
            <text:p>128 kBytes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170 MHz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style-name="ce4" office:value-type="string" calcext:value-type="string">
            <text:p>STM32GBK1CB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19" table:number-columns-repeated="3"/>
          <table:table-cell table:style-name="ce22"/>
          <table:table-cell table:style-name="ce22" table:formula="of:=[.G55]+0.3*INT([.D55]=&quot;extended&quot;)" office:value-type="currency" office:currency="USD" office:value="0" calcext:value-type="currency">
            <text:p>$0.0000</text:p>
          </table:table-cell>
          <table:table-cell table:style-name="ce4" office:value-type="string" calcext:value-type="string">
            <text:p>128 kBytes</text:p>
          </table:table-cell>
          <table:table-cell table:style-name="ce4" office:value-type="string" calcext:value-type="string">
            <text:p>32 kBytes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170 MHz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style-name="ce4" office:value-type="string" calcext:value-type="string">
            <text:p>STM32L031C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9" table:number-columns-repeated="3"/>
          <table:table-cell table:style-name="ce22"/>
          <table:table-cell table:style-name="ce22" table:formula="of:=[.G56]+0.3*INT([.D56]=&quot;extended&quot;)" office:value-type="currency" office:currency="USD" office:value="0" calcext:value-type="currency">
            <text:p>$0.0000</text:p>
          </table:table-cell>
          <table:table-cell table:style-name="ce4" office:value-type="string" calcext:value-type="string">
            <text:p>16 kBytes</text:p>
          </table:table-cell>
          <table:table-cell table:style-name="ce4" office:value-type="string" calcext:value-type="string">
            <text:p>8 kBytes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32 MHz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style-name="ce4" office:value-type="string" calcext:value-type="string">
            <text:p>STM32L031C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9" table:number-columns-repeated="3"/>
          <table:table-cell table:style-name="ce22"/>
          <table:table-cell table:style-name="ce22" table:formula="of:=[.G57]+0.3*INT([.D57]=&quot;extended&quot;)" office:value-type="currency" office:currency="USD" office:value="0" calcext:value-type="currency">
            <text:p>$0.0000</text:p>
          </table:table-cell>
          <table:table-cell table:style-name="ce4" office:value-type="string" calcext:value-type="string">
            <text:p>32 kBytes</text:p>
          </table:table-cell>
          <table:table-cell table:style-name="ce4" office:value-type="string" calcext:value-type="string">
            <text:p>8 kBytes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32 MHz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style-name="ce4" office:value-type="string" calcext:value-type="string">
            <text:p>STM32L041C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9" table:number-columns-repeated="3"/>
          <table:table-cell table:style-name="ce22"/>
          <table:table-cell table:style-name="ce22" table:formula="of:=[.G58]+0.3*INT([.D58]=&quot;extended&quot;)" office:value-type="currency" office:currency="USD" office:value="0" calcext:value-type="currency">
            <text:p>$0.0000</text:p>
          </table:table-cell>
          <table:table-cell table:style-name="ce4" office:value-type="string" calcext:value-type="string">
            <text:p>32 kBytes</text:p>
          </table:table-cell>
          <table:table-cell table:style-name="ce4" office:value-type="string" calcext:value-type="string">
            <text:p>8 kBytes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32 MHz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style-name="ce4" office:value-type="string" calcext:value-type="string">
            <text:p>STM32L052C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9" table:number-columns-repeated="3"/>
          <table:table-cell table:style-name="ce22"/>
          <table:table-cell table:style-name="ce22" table:formula="of:=[.G59]+0.3*INT([.D59]=&quot;extended&quot;)" office:value-type="currency" office:currency="USD" office:value="0" calcext:value-type="currency">
            <text:p>$0.0000</text:p>
          </table:table-cell>
          <table:table-cell table:style-name="ce4" office:value-type="string" calcext:value-type="string">
            <text:p>32 kBytes</text:p>
          </table:table-cell>
          <table:table-cell table:style-name="ce4" office:value-type="string" calcext:value-type="string">
            <text:p>8 kBytes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32 MHz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style-name="ce4" office:value-type="string" calcext:value-type="string">
            <text:p>STM32L053C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9" table:number-columns-repeated="3"/>
          <table:table-cell table:style-name="ce22"/>
          <table:table-cell table:style-name="ce22" table:formula="of:=[.G60]+0.3*INT([.D60]=&quot;extended&quot;)" office:value-type="currency" office:currency="USD" office:value="0" calcext:value-type="currency">
            <text:p>$0.0000</text:p>
          </table:table-cell>
          <table:table-cell table:style-name="ce4" office:value-type="string" calcext:value-type="string">
            <text:p>32 kBytes</text:p>
          </table:table-cell>
          <table:table-cell table:style-name="ce4" office:value-type="string" calcext:value-type="string">
            <text:p>8 kBytes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32 MHz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style-name="ce4" office:value-type="string" calcext:value-type="string">
            <text:p>STM32L063C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9" table:number-columns-repeated="3"/>
          <table:table-cell table:style-name="ce22"/>
          <table:table-cell table:style-name="ce22" table:formula="of:=[.G61]+0.3*INT([.D61]=&quot;extended&quot;)" office:value-type="currency" office:currency="USD" office:value="0" calcext:value-type="currency">
            <text:p>$0.0000</text:p>
          </table:table-cell>
          <table:table-cell table:style-name="ce4" office:value-type="string" calcext:value-type="string">
            <text:p>64 kBytes</text:p>
          </table:table-cell>
          <table:table-cell table:style-name="ce4" office:value-type="string" calcext:value-type="string">
            <text:p>8 kBytes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32 MHz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style-name="ce4" office:value-type="string" calcext:value-type="string">
            <text:p>STM32L071C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9" table:number-columns-repeated="3"/>
          <table:table-cell table:style-name="ce22"/>
          <table:table-cell table:style-name="ce22" table:formula="of:=[.G62]+0.3*INT([.D62]=&quot;extended&quot;)" office:value-type="currency" office:currency="USD" office:value="0" calcext:value-type="currency">
            <text:p>$0.0000</text:p>
          </table:table-cell>
          <table:table-cell table:style-name="ce4" office:value-type="string" calcext:value-type="string">
            <text:p>64 kBytes</text:p>
          </table:table-cell>
          <table:table-cell table:style-name="ce4" office:value-type="string" calcext:value-type="string">
            <text:p>20 kBytes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32 MHz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style-name="ce4" office:value-type="string" calcext:value-type="string">
            <text:p>STM32L073CB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9" table:number-columns-repeated="3"/>
          <table:table-cell table:style-name="ce22"/>
          <table:table-cell table:style-name="ce22" table:formula="of:=[.G63]+0.3*INT([.D63]=&quot;extended&quot;)" office:value-type="currency" office:currency="USD" office:value="0" calcext:value-type="currency">
            <text:p>$0.0000</text:p>
          </table:table-cell>
          <table:table-cell table:style-name="ce4" office:value-type="string" calcext:value-type="string">
            <text:p>128 kBytes</text:p>
          </table:table-cell>
          <table:table-cell table:style-name="ce4" office:value-type="string" calcext:value-type="string">
            <text:p>20 kBytes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32 MHz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style-name="ce4" office:value-type="string" calcext:value-type="string">
            <text:p>STM32L073CZ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9" table:number-columns-repeated="3"/>
          <table:table-cell table:style-name="ce22"/>
          <table:table-cell table:style-name="ce22" table:formula="of:=[.G64]+0.3*INT([.D64]=&quot;extended&quot;)" office:value-type="currency" office:currency="USD" office:value="0" calcext:value-type="currency">
            <text:p>$0.0000</text:p>
          </table:table-cell>
          <table:table-cell table:style-name="ce4" office:value-type="string" calcext:value-type="string">
            <text:p>192 kBytes</text:p>
          </table:table-cell>
          <table:table-cell table:style-name="ce4" office:value-type="string" calcext:value-type="string">
            <text:p>20 kBytes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32 MHz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style-name="ce4" office:value-type="string" calcext:value-type="string">
            <text:p>STM32L081CB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9" table:number-columns-repeated="3"/>
          <table:table-cell table:style-name="ce22"/>
          <table:table-cell table:style-name="ce22" table:formula="of:=[.G65]+0.3*INT([.D65]=&quot;extended&quot;)" office:value-type="currency" office:currency="USD" office:value="0" calcext:value-type="currency">
            <text:p>$0.0000</text:p>
          </table:table-cell>
          <table:table-cell table:style-name="ce4" office:value-type="string" calcext:value-type="string">
            <text:p>128 kBytes</text:p>
          </table:table-cell>
          <table:table-cell table:style-name="ce4" office:value-type="string" calcext:value-type="string">
            <text:p>20 kBytes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32 MHz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style-name="ce4" office:value-type="string" calcext:value-type="string">
            <text:p>STM32L081CZ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9" table:number-columns-repeated="3"/>
          <table:table-cell table:style-name="ce22"/>
          <table:table-cell table:style-name="ce22" table:formula="of:=[.G66]+0.3*INT([.D66]=&quot;extended&quot;)" office:value-type="currency" office:currency="USD" office:value="0" calcext:value-type="currency">
            <text:p>$0.0000</text:p>
          </table:table-cell>
          <table:table-cell table:style-name="ce4" office:value-type="string" calcext:value-type="string">
            <text:p>192 kBytes</text:p>
          </table:table-cell>
          <table:table-cell table:style-name="ce4" office:value-type="string" calcext:value-type="string">
            <text:p>20 kBytes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32 MHz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style-name="ce4" office:value-type="string" calcext:value-type="string">
            <text:p>STM32L083CB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9" table:number-columns-repeated="3"/>
          <table:table-cell table:style-name="ce22"/>
          <table:table-cell table:style-name="ce22" table:formula="of:=[.G67]+0.3*INT([.D67]=&quot;extended&quot;)" office:value-type="currency" office:currency="USD" office:value="0" calcext:value-type="currency">
            <text:p>$0.0000</text:p>
          </table:table-cell>
          <table:table-cell table:style-name="ce4" office:value-type="string" calcext:value-type="string">
            <text:p>128 kBytes</text:p>
          </table:table-cell>
          <table:table-cell table:style-name="ce4" office:value-type="string" calcext:value-type="string">
            <text:p>20 kBytes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32 MHz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style-name="ce4" office:value-type="string" calcext:value-type="string">
            <text:p>STM32L083CZ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9" table:number-columns-repeated="3"/>
          <table:table-cell table:style-name="ce22"/>
          <table:table-cell table:style-name="ce22" table:formula="of:=[.G68]+0.3*INT([.D68]=&quot;extended&quot;)" office:value-type="currency" office:currency="USD" office:value="0" calcext:value-type="currency">
            <text:p>$0.0000</text:p>
          </table:table-cell>
          <table:table-cell table:style-name="ce4" office:value-type="string" calcext:value-type="string">
            <text:p>192 kBytes</text:p>
          </table:table-cell>
          <table:table-cell table:style-name="ce4" office:value-type="string" calcext:value-type="string">
            <text:p>20 kBytes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32 MHz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style-name="ce4" office:value-type="string" calcext:value-type="string">
            <text:p>STM32L151C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9" table:number-columns-repeated="3"/>
          <table:table-cell table:style-name="ce22"/>
          <table:table-cell table:style-name="ce22" table:formula="of:=[.G69]+0.3*INT([.D69]=&quot;extended&quot;)" office:value-type="currency" office:currency="USD" office:value="0" calcext:value-type="currency">
            <text:p>$0.0000</text:p>
          </table:table-cell>
          <table:table-cell table:style-name="ce4" office:value-type="string" calcext:value-type="string">
            <text:p>32 kBytes</text:p>
          </table:table-cell>
          <table:table-cell table:style-name="ce4" office:value-type="string" calcext:value-type="string">
            <text:p>10 kBytes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32 MHz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style-name="ce4" office:value-type="string" calcext:value-type="string">
            <text:p>STM32L151C6-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9" table:number-columns-repeated="3"/>
          <table:table-cell table:style-name="ce22"/>
          <table:table-cell table:style-name="ce22" table:formula="of:=[.G70]+0.3*INT([.D70]=&quot;extended&quot;)" office:value-type="currency" office:currency="USD" office:value="0" calcext:value-type="currency">
            <text:p>$0.0000</text:p>
          </table:table-cell>
          <table:table-cell table:style-name="ce4" office:value-type="string" calcext:value-type="string">
            <text:p>32 kBytes</text:p>
          </table:table-cell>
          <table:table-cell table:style-name="ce4" office:value-type="string" calcext:value-type="string">
            <text:p>16 kBytes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32 MHz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style-name="ce4" office:value-type="string" calcext:value-type="string">
            <text:p>STM32L151C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9" table:number-columns-repeated="3"/>
          <table:table-cell table:style-name="ce22"/>
          <table:table-cell table:style-name="ce22" table:formula="of:=[.G71]+0.3*INT([.D71]=&quot;extended&quot;)" office:value-type="currency" office:currency="USD" office:value="0" calcext:value-type="currency">
            <text:p>$0.0000</text:p>
          </table:table-cell>
          <table:table-cell table:style-name="ce4" office:value-type="string" calcext:value-type="string">
            <text:p>64 kBytes</text:p>
          </table:table-cell>
          <table:table-cell table:style-name="ce4" office:value-type="string" calcext:value-type="string">
            <text:p>10 kBytes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32 MHz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style-name="ce4" office:value-type="string" calcext:value-type="string">
            <text:p>STM32L151CB-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9" table:number-columns-repeated="3"/>
          <table:table-cell table:style-name="ce22"/>
          <table:table-cell table:style-name="ce22" table:formula="of:=[.G72]+0.3*INT([.D72]=&quot;extended&quot;)" office:value-type="currency" office:currency="USD" office:value="0" calcext:value-type="currency">
            <text:p>$0.0000</text:p>
          </table:table-cell>
          <table:table-cell table:style-name="ce4" office:value-type="string" calcext:value-type="string">
            <text:p>128 kBytes</text:p>
          </table:table-cell>
          <table:table-cell table:style-name="ce4" office:value-type="string" calcext:value-type="string">
            <text:p>32 kBytes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32 MHz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style-name="ce4" office:value-type="string" calcext:value-type="string">
            <text:p>STM32L151CC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9" table:number-columns-repeated="3"/>
          <table:table-cell table:style-name="ce22"/>
          <table:table-cell table:style-name="ce22" table:formula="of:=[.G73]+0.3*INT([.D73]=&quot;extended&quot;)" office:value-type="currency" office:currency="USD" office:value="0" calcext:value-type="currency">
            <text:p>$0.0000</text:p>
          </table:table-cell>
          <table:table-cell table:style-name="ce4" office:value-type="string" calcext:value-type="string">
            <text:p>256 kBytes</text:p>
          </table:table-cell>
          <table:table-cell table:style-name="ce4" office:value-type="string" calcext:value-type="string">
            <text:p>32 kBytes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32 MHz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style-name="ce4" office:value-type="string" calcext:value-type="string">
            <text:p>STM32L152C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9" table:number-columns-repeated="3"/>
          <table:table-cell table:style-name="ce22"/>
          <table:table-cell table:style-name="ce22" table:formula="of:=[.G74]+0.3*INT([.D74]=&quot;extended&quot;)" office:value-type="currency" office:currency="USD" office:value="0" calcext:value-type="currency">
            <text:p>$0.0000</text:p>
          </table:table-cell>
          <table:table-cell table:style-name="ce4" office:value-type="string" calcext:value-type="string">
            <text:p>32 kBytes</text:p>
          </table:table-cell>
          <table:table-cell table:style-name="ce4" office:value-type="string" calcext:value-type="string">
            <text:p>10 kBytes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32 MHz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style-name="ce4" office:value-type="string" calcext:value-type="string">
            <text:p>STM32L152C6-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9" table:number-columns-repeated="3"/>
          <table:table-cell table:style-name="ce22"/>
          <table:table-cell table:style-name="ce22" table:formula="of:=[.G75]+0.3*INT([.D75]=&quot;extended&quot;)" office:value-type="currency" office:currency="USD" office:value="0" calcext:value-type="currency">
            <text:p>$0.0000</text:p>
          </table:table-cell>
          <table:table-cell table:style-name="ce4" office:value-type="string" calcext:value-type="string">
            <text:p>32 kBytes</text:p>
          </table:table-cell>
          <table:table-cell table:style-name="ce4" office:value-type="string" calcext:value-type="string">
            <text:p>16 kBytes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32 MHz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style-name="ce4" office:value-type="string" calcext:value-type="string">
            <text:p>STM32L152C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9" table:number-columns-repeated="3"/>
          <table:table-cell table:style-name="ce22"/>
          <table:table-cell table:style-name="ce22" table:formula="of:=[.G76]+0.3*INT([.D76]=&quot;extended&quot;)" office:value-type="currency" office:currency="USD" office:value="0" calcext:value-type="currency">
            <text:p>$0.0000</text:p>
          </table:table-cell>
          <table:table-cell table:style-name="ce4" office:value-type="string" calcext:value-type="string">
            <text:p>64 kBytes</text:p>
          </table:table-cell>
          <table:table-cell table:style-name="ce4" office:value-type="string" calcext:value-type="string">
            <text:p>10 kBytes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32 MHz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style-name="ce4" office:value-type="string" calcext:value-type="string">
            <text:p>STM32L152CB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9" table:number-columns-repeated="3"/>
          <table:table-cell table:style-name="ce22"/>
          <table:table-cell table:style-name="ce22" table:formula="of:=[.G77]+0.3*INT([.D77]=&quot;extended&quot;)" office:value-type="currency" office:currency="USD" office:value="0" calcext:value-type="currency">
            <text:p>$0.0000</text:p>
          </table:table-cell>
          <table:table-cell table:style-name="ce4" office:value-type="string" calcext:value-type="string">
            <text:p>128 kBytes</text:p>
          </table:table-cell>
          <table:table-cell table:style-name="ce4" office:value-type="string" calcext:value-type="string">
            <text:p>16 kBytes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32 MHz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style-name="ce4" office:value-type="string" calcext:value-type="string">
            <text:p>STM32L152CC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9" table:number-columns-repeated="3"/>
          <table:table-cell table:style-name="ce22"/>
          <table:table-cell table:style-name="ce22" table:formula="of:=[.G78]+0.3*INT([.D78]=&quot;extended&quot;)" office:value-type="currency" office:currency="USD" office:value="0" calcext:value-type="currency">
            <text:p>$0.0000</text:p>
          </table:table-cell>
          <table:table-cell table:style-name="ce4" office:value-type="string" calcext:value-type="string">
            <text:p>256 kBytes</text:p>
          </table:table-cell>
          <table:table-cell table:style-name="ce4" office:value-type="string" calcext:value-type="string">
            <text:p>32 kBytes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32 MHz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style-name="ce4" office:value-type="string" calcext:value-type="string">
            <text:p>STM32L412CB-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9" table:number-columns-repeated="3"/>
          <table:table-cell table:style-name="ce22"/>
          <table:table-cell table:style-name="ce22" table:formula="of:=[.G79]+0.3*INT([.D79]=&quot;extended&quot;)" office:value-type="currency" office:currency="USD" office:value="0" calcext:value-type="currency">
            <text:p>$0.0000</text:p>
          </table:table-cell>
          <table:table-cell table:style-name="ce4" office:value-type="string" calcext:value-type="string">
            <text:p>128 kBytes</text:p>
          </table:table-cell>
          <table:table-cell table:style-name="ce4" office:value-type="string" calcext:value-type="string">
            <text:p>40 kBytes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string" calcext:value-type="string">
            <text:p>80 MHz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style-name="ce4" office:value-type="string" calcext:value-type="string">
            <text:p>STM32L422CB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9" table:number-columns-repeated="3"/>
          <table:table-cell table:style-name="ce22"/>
          <table:table-cell table:style-name="ce22" table:formula="of:=[.G80]+0.3*INT([.D80]=&quot;extended&quot;)" office:value-type="currency" office:currency="USD" office:value="0" calcext:value-type="currency">
            <text:p>$0.0000</text:p>
          </table:table-cell>
          <table:table-cell table:style-name="ce4" office:value-type="string" calcext:value-type="string">
            <text:p>128 kBytes</text:p>
          </table:table-cell>
          <table:table-cell table:style-name="ce4" office:value-type="string" calcext:value-type="string">
            <text:p>40 kBytes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80 MHz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style-name="ce4" office:value-type="string" calcext:value-type="string">
            <text:p>STM32L443CC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9" table:number-columns-repeated="3"/>
          <table:table-cell table:style-name="ce22"/>
          <table:table-cell table:style-name="ce22" table:formula="of:=[.G81]+0.3*INT([.D81]=&quot;extended&quot;)" office:value-type="currency" office:currency="USD" office:value="0" calcext:value-type="currency">
            <text:p>$0.0000</text:p>
          </table:table-cell>
          <table:table-cell table:style-name="ce4" office:value-type="string" calcext:value-type="string">
            <text:p>256 kBytes</text:p>
          </table:table-cell>
          <table:table-cell table:style-name="ce4" office:value-type="string" calcext:value-type="string">
            <text:p>64 kBytes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80 MHz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style-name="ce4" office:value-type="string" calcext:value-type="string">
            <text:p>STM32L451C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9" table:number-columns-repeated="3"/>
          <table:table-cell table:style-name="ce22"/>
          <table:table-cell table:style-name="ce22" table:formula="of:=[.G82]+0.3*INT([.D82]=&quot;extended&quot;)" office:value-type="currency" office:currency="USD" office:value="0" calcext:value-type="currency">
            <text:p>$0.0000</text:p>
          </table:table-cell>
          <table:table-cell table:style-name="ce4" office:value-type="string" calcext:value-type="string">
            <text:p>512 kBytes</text:p>
          </table:table-cell>
          <table:table-cell table:style-name="ce4" office:value-type="string" calcext:value-type="string">
            <text:p>160 kBytes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80 MHz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style-name="ce4" office:value-type="string" calcext:value-type="string">
            <text:p>STM32L462C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9" table:number-columns-repeated="3"/>
          <table:table-cell table:style-name="ce22"/>
          <table:table-cell table:style-name="ce22" table:formula="of:=[.G83]+0.3*INT([.D83]=&quot;extended&quot;)" office:value-type="currency" office:currency="USD" office:value="0" calcext:value-type="currency">
            <text:p>$0.0000</text:p>
          </table:table-cell>
          <table:table-cell table:style-name="ce4" office:value-type="string" calcext:value-type="string">
            <text:p>512 kBytes</text:p>
          </table:table-cell>
          <table:table-cell table:style-name="ce4" office:value-type="string" calcext:value-type="string">
            <text:p>160 kBytes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80 MHz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style-name="ce4" office:value-type="string" calcext:value-type="string">
            <text:p>STM32L4P5C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9" table:number-columns-repeated="3"/>
          <table:table-cell table:style-name="ce22"/>
          <table:table-cell table:style-name="ce22" table:formula="of:=[.G84]+0.3*INT([.D84]=&quot;extended&quot;)" office:value-type="currency" office:currency="USD" office:value="0" calcext:value-type="currency">
            <text:p>$0.0000</text:p>
          </table:table-cell>
          <table:table-cell table:style-name="ce4" office:value-type="string" calcext:value-type="string">
            <text:p>512 kBytes</text:p>
          </table:table-cell>
          <table:table-cell table:style-name="ce4" office:value-type="string" calcext:value-type="string">
            <text:p>320 kBytes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120 MHz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style-name="ce4" office:value-type="string" calcext:value-type="string">
            <text:p>STM32L4P5CG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9" table:number-columns-repeated="3"/>
          <table:table-cell table:style-name="ce22"/>
          <table:table-cell table:style-name="ce22" table:formula="of:=[.G85]+0.3*INT([.D85]=&quot;extended&quot;)" office:value-type="currency" office:currency="USD" office:value="0" calcext:value-type="currency">
            <text:p>$0.0000</text:p>
          </table:table-cell>
          <table:table-cell table:style-name="ce4" office:value-type="string" calcext:value-type="string">
            <text:p>1024 kBytes</text:p>
          </table:table-cell>
          <table:table-cell table:style-name="ce4" office:value-type="string" calcext:value-type="string">
            <text:p>320 kBytes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120 MHz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style-name="ce4" office:value-type="string" calcext:value-type="string">
            <text:p>STM32L4P5CG-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9" table:number-columns-repeated="3"/>
          <table:table-cell table:style-name="ce22"/>
          <table:table-cell table:style-name="ce22" table:formula="of:=[.G86]+0.3*INT([.D86]=&quot;extended&quot;)" office:value-type="currency" office:currency="USD" office:value="0" calcext:value-type="currency">
            <text:p>$0.0000</text:p>
          </table:table-cell>
          <table:table-cell table:style-name="ce4" office:value-type="string" calcext:value-type="string">
            <text:p>1024 kBytes</text:p>
          </table:table-cell>
          <table:table-cell table:style-name="ce4" office:value-type="string" calcext:value-type="string">
            <text:p>320 kBytes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string" calcext:value-type="string">
            <text:p>120 MHz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style-name="ce4" office:value-type="string" calcext:value-type="string">
            <text:p>STM32L4Q5CG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9" table:number-columns-repeated="3"/>
          <table:table-cell table:style-name="ce22"/>
          <table:table-cell table:style-name="ce22" table:formula="of:=[.G87]+0.3*INT([.D87]=&quot;extended&quot;)" office:value-type="currency" office:currency="USD" office:value="0" calcext:value-type="currency">
            <text:p>$0.0000</text:p>
          </table:table-cell>
          <table:table-cell table:style-name="ce4" office:value-type="string" calcext:value-type="string">
            <text:p>1024 kBytes</text:p>
          </table:table-cell>
          <table:table-cell table:style-name="ce4" office:value-type="string" calcext:value-type="string">
            <text:p>320 kBytes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120 MHz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style-name="ce4" office:value-type="string" calcext:value-type="string">
            <text:p>STM32L4Q5CG-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9" table:number-columns-repeated="3"/>
          <table:table-cell table:style-name="ce22"/>
          <table:table-cell table:style-name="ce22" table:formula="of:=[.G88]+0.3*INT([.D88]=&quot;extended&quot;)" office:value-type="currency" office:currency="USD" office:value="0" calcext:value-type="currency">
            <text:p>$0.0000</text:p>
          </table:table-cell>
          <table:table-cell table:style-name="ce4" office:value-type="string" calcext:value-type="string">
            <text:p>1024 kBytes</text:p>
          </table:table-cell>
          <table:table-cell table:style-name="ce4" office:value-type="string" calcext:value-type="string">
            <text:p>320 kBytes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string" calcext:value-type="string">
            <text:p>120 MHz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style-name="ce4" office:value-type="string" calcext:value-type="string">
            <text:p>STM32L552CC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9" table:number-columns-repeated="3"/>
          <table:table-cell table:style-name="ce22"/>
          <table:table-cell table:style-name="ce22" table:formula="of:=[.G89]+0.3*INT([.D89]=&quot;extended&quot;)" office:value-type="currency" office:currency="USD" office:value="0" calcext:value-type="currency">
            <text:p>$0.0000</text:p>
          </table:table-cell>
          <table:table-cell table:number-columns-repeated="2" table:style-name="ce4" office:value-type="string" calcext:value-type="string">
            <text:p>256 kBytes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110 MHz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style-name="ce4" office:value-type="string" calcext:value-type="string">
            <text:p>STM32L552C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9" table:number-columns-repeated="3"/>
          <table:table-cell table:style-name="ce22"/>
          <table:table-cell table:style-name="ce22" table:formula="of:=[.G90]+0.3*INT([.D90]=&quot;extended&quot;)" office:value-type="currency" office:currency="USD" office:value="0" calcext:value-type="currency">
            <text:p>$0.0000</text:p>
          </table:table-cell>
          <table:table-cell table:style-name="ce4" office:value-type="string" calcext:value-type="string">
            <text:p>512 kBytes</text:p>
          </table:table-cell>
          <table:table-cell table:style-name="ce4" office:value-type="string" calcext:value-type="string">
            <text:p>256 kBytes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110 MHz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style-name="ce4" office:value-type="string" calcext:value-type="string">
            <text:p>STM32L552CE-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9" table:number-columns-repeated="3"/>
          <table:table-cell table:style-name="ce22"/>
          <table:table-cell table:style-name="ce22" table:formula="of:=[.G91]+0.3*INT([.D91]=&quot;extended&quot;)" office:value-type="currency" office:currency="USD" office:value="0" calcext:value-type="currency">
            <text:p>$0.0000</text:p>
          </table:table-cell>
          <table:table-cell table:style-name="ce4" office:value-type="string" calcext:value-type="string">
            <text:p>512 kBytes</text:p>
          </table:table-cell>
          <table:table-cell table:style-name="ce4" office:value-type="string" calcext:value-type="string">
            <text:p>256 kBytes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string" calcext:value-type="string">
            <text:p>110 MHz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style-name="ce4" office:value-type="string" calcext:value-type="string">
            <text:p>STM32L562C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9" table:number-columns-repeated="3"/>
          <table:table-cell table:style-name="ce22"/>
          <table:table-cell table:style-name="ce22" table:formula="of:=[.G92]+0.3*INT([.D92]=&quot;extended&quot;)" office:value-type="currency" office:currency="USD" office:value="0" calcext:value-type="currency">
            <text:p>$0.0000</text:p>
          </table:table-cell>
          <table:table-cell table:style-name="ce4" office:value-type="string" calcext:value-type="string">
            <text:p>512 kBytes</text:p>
          </table:table-cell>
          <table:table-cell table:style-name="ce4" office:value-type="string" calcext:value-type="string">
            <text:p>256 kBytes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110 MHz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style-name="ce4" office:value-type="string" calcext:value-type="string">
            <text:p>STM32L562CE-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9" table:number-columns-repeated="3"/>
          <table:table-cell table:style-name="ce22"/>
          <table:table-cell table:style-name="ce22" table:formula="of:=[.G93]+0.3*INT([.D93]=&quot;extended&quot;)" office:value-type="currency" office:currency="USD" office:value="0" calcext:value-type="currency">
            <text:p>$0.0000</text:p>
          </table:table-cell>
          <table:table-cell table:style-name="ce4" office:value-type="string" calcext:value-type="string">
            <text:p>512 kBytes</text:p>
          </table:table-cell>
          <table:table-cell table:style-name="ce4" office:value-type="string" calcext:value-type="string">
            <text:p>256 kBytes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string" calcext:value-type="string">
            <text:p>110 MHz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style-name="ce4" office:value-type="string" calcext:value-type="string">
            <text:p>STM32F030C6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19" office:value-type="string" calcext:value-type="string">
            <text:p>Extended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currency" office:currency="USD" office:value="0.9591" calcext:value-type="currency">
            <text:p>$0.9591</text:p>
          </table:table-cell>
          <table:table-cell table:style-name="ce22" table:formula="of:=[.G94]+0.3*INT([.D94]=&quot;extended&quot;)" office:value-type="currency" office:currency="USD" office:value="1.2591" calcext:value-type="currency">
            <text:p>$1.2591</text:p>
          </table:table-cell>
          <table:table-cell table:style-name="ce4" office:value-type="string" calcext:value-type="string">
            <text:p>32 kBytes</text:p>
          </table:table-cell>
          <table:table-cell table:style-name="ce4" office:value-type="string" calcext:value-type="string">
            <text:p>4 kBytes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string" calcext:value-type="string">
            <text:p>48 MHz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STM32F031C6TR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9" office:value-type="string" calcext:value-type="string">
            <text:p>Extended</text:p>
          </table:table-cell>
          <table:table-cell table:style-name="ce19" office:value-type="float" office:value="153" calcext:value-type="float">
            <text:p>153</text:p>
          </table:table-cell>
          <table:table-cell table:style-name="ce19" office:value-type="float" office:value="10" calcext:value-type="float">
            <text:p>10</text:p>
          </table:table-cell>
          <table:table-cell table:style-name="ce22" office:value-type="currency" office:currency="USD" office:value="0.9728" calcext:value-type="currency">
            <text:p>$0.9728</text:p>
          </table:table-cell>
          <table:table-cell table:style-name="ce22" table:formula="of:=[.G95]+0.3*INT([.D95]=&quot;extended&quot;)" office:value-type="currency" office:currency="USD" office:value="1.2728" calcext:value-type="currency">
            <text:p>$1.2728</text:p>
          </table:table-cell>
          <table:table-cell table:style-name="ce4" table:number-columns-repeated="4"/>
          <table:table-cell table:style-name="ce3"/>
          <table:table-cell table:number-columns-repeated="1011"/>
        </table:table-row>
        <table:table-row table:style-name="ro1" table:visibility="filter">
          <table:table-cell table:style-name="ce4" office:value-type="string" calcext:value-type="string">
            <text:p>STM32L010C6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19" office:value-type="string" calcext:value-type="string">
            <text:p>Extended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currency" office:currency="USD" office:value="1.2455" calcext:value-type="currency">
            <text:p>$1.2455</text:p>
          </table:table-cell>
          <table:table-cell table:style-name="ce22" table:formula="of:=[.G96]+0.3*INT([.D96]=&quot;extended&quot;)" office:value-type="currency" office:currency="USD" office:value="1.5455" calcext:value-type="currency">
            <text:p>$1.5455</text:p>
          </table:table-cell>
          <table:table-cell table:style-name="ce4" office:value-type="string" calcext:value-type="string">
            <text:p>32 kBytes</text:p>
          </table:table-cell>
          <table:table-cell table:style-name="ce4" office:value-type="string" calcext:value-type="string">
            <text:p>8 kBytes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32 MHz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style-name="ce4" office:value-type="string" calcext:value-type="string">
            <text:p>STM32L152C8-A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19" office:value-type="string" calcext:value-type="string">
            <text:p>Extended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500" calcext:value-type="float">
            <text:p>500</text:p>
          </table:table-cell>
          <table:table-cell table:style-name="ce22" office:value-type="currency" office:currency="USD" office:value="1.441" calcext:value-type="currency">
            <text:p>$1.4410</text:p>
          </table:table-cell>
          <table:table-cell table:style-name="ce22" table:formula="of:=[.G97]+0.3*INT([.D97]=&quot;extended&quot;)" office:value-type="currency" office:currency="USD" office:value="1.741" calcext:value-type="currency">
            <text:p>$1.7410</text:p>
          </table:table-cell>
          <table:table-cell table:style-name="ce4" office:value-type="string" calcext:value-type="string">
            <text:p>64 kBytes</text:p>
          </table:table-cell>
          <table:table-cell table:style-name="ce4" office:value-type="string" calcext:value-type="string">
            <text:p>32 kBytes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32 MHz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style-name="ce4" office:value-type="string" calcext:value-type="string">
            <text:p>STM32F071CB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19" office:value-type="string" calcext:value-type="string">
            <text:p>Extended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4000" calcext:value-type="float">
            <text:p>4000</text:p>
          </table:table-cell>
          <table:table-cell table:style-name="ce22" office:value-type="currency" office:currency="USD" office:value="1.4743" calcext:value-type="currency">
            <text:p>$1.4743</text:p>
          </table:table-cell>
          <table:table-cell table:style-name="ce22" table:formula="of:=[.G98]+0.3*INT([.D98]=&quot;extended&quot;)" office:value-type="currency" office:currency="USD" office:value="1.7743" calcext:value-type="currency">
            <text:p>$1.7743</text:p>
          </table:table-cell>
          <table:table-cell table:style-name="ce4" office:value-type="string" calcext:value-type="string">
            <text:p>128 kBytes</text:p>
          </table:table-cell>
          <table:table-cell table:style-name="ce4" office:value-type="string" calcext:value-type="string">
            <text:p>16 kBytes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48 MHz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STM32L052C8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19" office:value-type="string" calcext:value-type="string">
            <text:p>Extended</text:p>
          </table:table-cell>
          <table:table-cell table:style-name="ce19" office:value-type="float" office:value="571" calcext:value-type="float">
            <text:p>571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currency" office:currency="USD" office:value="1.6507" calcext:value-type="currency">
            <text:p>$1.6507</text:p>
          </table:table-cell>
          <table:table-cell table:style-name="ce22" table:formula="of:=[.G99]+0.3*INT([.D99]=&quot;extended&quot;)" office:value-type="currency" office:currency="USD" office:value="1.9507" calcext:value-type="currency">
            <text:p>$1.9507</text:p>
          </table:table-cell>
          <table:table-cell table:style-name="ce4" office:value-type="string" calcext:value-type="string">
            <text:p>64 kBytes</text:p>
          </table:table-cell>
          <table:table-cell table:style-name="ce4" office:value-type="string" calcext:value-type="string">
            <text:p>8 kBytes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32 MHz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STM32F103C6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19" office:value-type="string" calcext:value-type="string">
            <text:p>Extended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22" office:value-type="currency" office:currency="USD" office:value="1.6807" calcext:value-type="currency">
            <text:p>$1.6807</text:p>
          </table:table-cell>
          <table:table-cell table:style-name="ce22" table:formula="of:=[.G100]+0.3*INT([.D100]=&quot;extended&quot;)" office:value-type="currency" office:currency="USD" office:value="1.9807" calcext:value-type="currency">
            <text:p>$1.9807</text:p>
          </table:table-cell>
          <table:table-cell table:style-name="ce4" office:value-type="string" calcext:value-type="string">
            <text:p>32 kBytes</text:p>
          </table:table-cell>
          <table:table-cell table:style-name="ce4" office:value-type="string" calcext:value-type="string">
            <text:p>10 kBytes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72 MHz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style-name="ce4" office:value-type="string" calcext:value-type="string">
            <text:p>STM32F072CB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19" office:value-type="string" calcext:value-type="string">
            <text:p>Extended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currency" office:currency="USD" office:value="1.7272" calcext:value-type="currency">
            <text:p>$1.7272</text:p>
          </table:table-cell>
          <table:table-cell table:style-name="ce22" table:formula="of:=[.G101]+0.3*INT([.D101]=&quot;extended&quot;)" office:value-type="currency" office:currency="USD" office:value="2.0272" calcext:value-type="currency">
            <text:p>$2.0272</text:p>
          </table:table-cell>
          <table:table-cell table:style-name="ce4" office:value-type="string" calcext:value-type="string">
            <text:p>128 kBytes</text:p>
          </table:table-cell>
          <table:table-cell table:style-name="ce4" office:value-type="string" calcext:value-type="string">
            <text:p>16 kBytes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48 MHz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STM32F101C8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19" office:value-type="string" calcext:value-type="string">
            <text:p>Extended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currency" office:currency="USD" office:value="1.78" calcext:value-type="currency">
            <text:p>$1.7800</text:p>
          </table:table-cell>
          <table:table-cell table:style-name="ce22" table:formula="of:=[.G102]+0.3*INT([.D102]=&quot;extended&quot;)" office:value-type="currency" office:currency="USD" office:value="2.08" calcext:value-type="currency">
            <text:p>$2.0800</text:p>
          </table:table-cell>
          <table:table-cell table:style-name="ce4" office:value-type="string" calcext:value-type="string">
            <text:p>64 kBytes</text:p>
          </table:table-cell>
          <table:table-cell table:style-name="ce4" office:value-type="string" calcext:value-type="string">
            <text:p>10 kBytes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36 MHz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style-name="ce4" office:value-type="string" calcext:value-type="string">
            <text:p>STM32F091CC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19" office:value-type="string" calcext:value-type="string">
            <text:p>Extended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currency" office:currency="USD" office:value="1.8137" calcext:value-type="currency">
            <text:p>$1.8137</text:p>
          </table:table-cell>
          <table:table-cell table:style-name="ce22" table:formula="of:=[.G103]+0.3*INT([.D103]=&quot;extended&quot;)" office:value-type="currency" office:currency="USD" office:value="2.1137" calcext:value-type="currency">
            <text:p>$2.1137</text:p>
          </table:table-cell>
          <table:table-cell table:style-name="ce4" office:value-type="string" calcext:value-type="string">
            <text:p>256 kBytes</text:p>
          </table:table-cell>
          <table:table-cell table:style-name="ce4" office:value-type="string" calcext:value-type="string">
            <text:p>32 kBytes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48 MHz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style-name="ce4" office:value-type="string" calcext:value-type="string">
            <text:p>STM32L072CB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19" office:value-type="string" calcext:value-type="string">
            <text:p>Extended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22" office:value-type="currency" office:currency="USD" office:value="1.8228" calcext:value-type="currency">
            <text:p>$1.8228</text:p>
          </table:table-cell>
          <table:table-cell table:style-name="ce22" table:formula="of:=[.G104]+0.3*INT([.D104]=&quot;extended&quot;)" office:value-type="currency" office:currency="USD" office:value="2.1228" calcext:value-type="currency">
            <text:p>$2.1228</text:p>
          </table:table-cell>
          <table:table-cell table:style-name="ce4" office:value-type="string" calcext:value-type="string">
            <text:p>128 kBytes</text:p>
          </table:table-cell>
          <table:table-cell table:style-name="ce4" office:value-type="string" calcext:value-type="string">
            <text:p>20 kBytes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32 MHz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style-name="ce4" office:value-type="string" calcext:value-type="string">
            <text:p>STM32L051C6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19" office:value-type="string" calcext:value-type="string">
            <text:p>Extended</text:p>
          </table:table-cell>
          <table:table-cell table:style-name="ce19" office:value-type="float" office:value="779" calcext:value-type="float">
            <text:p>779</text:p>
          </table:table-cell>
          <table:table-cell table:style-name="ce19" office:value-type="float" office:value="500" calcext:value-type="float">
            <text:p>500</text:p>
          </table:table-cell>
          <table:table-cell table:style-name="ce22" office:value-type="currency" office:currency="USD" office:value="1.9122" calcext:value-type="currency">
            <text:p>$1.9122</text:p>
          </table:table-cell>
          <table:table-cell table:style-name="ce22" table:formula="of:=[.G105]+0.3*INT([.D105]=&quot;extended&quot;)" office:value-type="currency" office:currency="USD" office:value="2.2122" calcext:value-type="currency">
            <text:p>$2.2122</text:p>
          </table:table-cell>
          <table:table-cell table:style-name="ce4" office:value-type="string" calcext:value-type="string">
            <text:p>32 kBytes</text:p>
          </table:table-cell>
          <table:table-cell table:style-name="ce4" office:value-type="string" calcext:value-type="string">
            <text:p>8 kBytes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32 MHz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style-name="ce4" office:value-type="string" calcext:value-type="string">
            <text:p>STM32F031C6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19" office:value-type="string" calcext:value-type="string">
            <text:p>Extended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currency" office:currency="USD" office:value="1.9258" calcext:value-type="currency">
            <text:p>$1.9258</text:p>
          </table:table-cell>
          <table:table-cell table:style-name="ce22" table:formula="of:=[.G106]+0.3*INT([.D106]=&quot;extended&quot;)" office:value-type="currency" office:currency="USD" office:value="2.2258" calcext:value-type="currency">
            <text:p>$2.2258</text:p>
          </table:table-cell>
          <table:table-cell table:style-name="ce4" office:value-type="string" calcext:value-type="string">
            <text:p>32 kBytes</text:p>
          </table:table-cell>
          <table:table-cell table:style-name="ce4" office:value-type="string" calcext:value-type="string">
            <text:p>4 kBytes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string" calcext:value-type="string">
            <text:p>48 MHz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STM32F030C8TR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9" office:value-type="string" calcext:value-type="string">
            <text:p>Extended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currency" office:currency="USD" office:value="2.0546" calcext:value-type="currency">
            <text:p>$2.0546</text:p>
          </table:table-cell>
          <table:table-cell table:style-name="ce22" table:formula="of:=[.G107]+0.3*INT([.D107]=&quot;extended&quot;)" office:value-type="currency" office:currency="USD" office:value="2.3546" calcext:value-type="currency">
            <text:p>$2.3546</text:p>
          </table:table-cell>
          <table:table-cell table:style-name="ce4" table:number-columns-repeated="4"/>
          <table:table-cell table:style-name="ce3"/>
          <table:table-cell table:number-columns-repeated="1011"/>
        </table:table-row>
        <table:table-row table:style-name="ro1" table:visibility="filter">
          <table:table-cell table:style-name="ce4" office:value-type="string" calcext:value-type="string">
            <text:p>STM32L412C8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19" office:value-type="string" calcext:value-type="string">
            <text:p>Extended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22" office:value-type="currency" office:currency="USD" office:value="2.0925" calcext:value-type="currency">
            <text:p>$2.0925</text:p>
          </table:table-cell>
          <table:table-cell table:style-name="ce22" table:formula="of:=[.G108]+0.3*INT([.D108]=&quot;extended&quot;)" office:value-type="currency" office:currency="USD" office:value="2.3925" calcext:value-type="currency">
            <text:p>$2.3925</text:p>
          </table:table-cell>
          <table:table-cell table:style-name="ce4" office:value-type="string" calcext:value-type="string">
            <text:p>64 kBytes</text:p>
          </table:table-cell>
          <table:table-cell table:style-name="ce4" office:value-type="string" calcext:value-type="string">
            <text:p>40 kBytes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80 MHz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style-name="ce4" office:value-type="string" calcext:value-type="string">
            <text:p>STM32F091CB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19" office:value-type="string" calcext:value-type="string">
            <text:p>Extended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currency" office:currency="USD" office:value="2.1076" calcext:value-type="currency">
            <text:p>$2.1076</text:p>
          </table:table-cell>
          <table:table-cell table:style-name="ce22" table:formula="of:=[.G109]+0.3*INT([.D109]=&quot;extended&quot;)" office:value-type="currency" office:currency="USD" office:value="2.4076" calcext:value-type="currency">
            <text:p>$2.4076</text:p>
          </table:table-cell>
          <table:table-cell table:style-name="ce4" office:value-type="string" calcext:value-type="string">
            <text:p>128 kBytes</text:p>
          </table:table-cell>
          <table:table-cell table:style-name="ce4" office:value-type="string" calcext:value-type="string">
            <text:p>32 kBytes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48 MHz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STM32F030C8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19" office:value-type="string" calcext:value-type="string">
            <text:p>Basic</text:p>
          </table:table-cell>
          <table:table-cell table:style-name="ce19" office:value-type="float" office:value="11626" calcext:value-type="float">
            <text:p>11626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currency" office:currency="USD" office:value="2.4223" calcext:value-type="currency">
            <text:p>$2.4223</text:p>
          </table:table-cell>
          <table:table-cell table:style-name="ce22" table:formula="of:=[.G110]+0.3*INT([.D110]=&quot;extended&quot;)" office:value-type="currency" office:currency="USD" office:value="2.4223" calcext:value-type="currency">
            <text:p>$2.4223</text:p>
          </table:table-cell>
          <table:table-cell table:style-name="ce4" office:value-type="string" calcext:value-type="string">
            <text:p>64 kBytes</text:p>
          </table:table-cell>
          <table:table-cell table:style-name="ce4" office:value-type="string" calcext:value-type="string">
            <text:p>8 kBytes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string" calcext:value-type="string">
            <text:p>48 MHz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style-name="ce4" office:value-type="string" calcext:value-type="string">
            <text:p>STM32F051C6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19" office:value-type="string" calcext:value-type="string">
            <text:p>Extended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currency" office:currency="USD" office:value="2.1622" calcext:value-type="currency">
            <text:p>$2.1622</text:p>
          </table:table-cell>
          <table:table-cell table:style-name="ce22" table:formula="of:=[.G111]+0.3*INT([.D111]=&quot;extended&quot;)" office:value-type="currency" office:currency="USD" office:value="2.4622" calcext:value-type="currency">
            <text:p>$2.4622</text:p>
          </table:table-cell>
          <table:table-cell table:style-name="ce4" office:value-type="string" calcext:value-type="string">
            <text:p>32 kBytes</text:p>
          </table:table-cell>
          <table:table-cell table:style-name="ce4" office:value-type="string" calcext:value-type="string">
            <text:p>8 kBytes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string" calcext:value-type="string">
            <text:p>48 MHz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style-name="ce4" office:value-type="string" calcext:value-type="string">
            <text:p>STM32F303CB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19" office:value-type="string" calcext:value-type="string">
            <text:p>Extended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4000" calcext:value-type="float">
            <text:p>4000</text:p>
          </table:table-cell>
          <table:table-cell table:style-name="ce22" office:value-type="currency" office:currency="USD" office:value="2.1622" calcext:value-type="currency">
            <text:p>$2.1622</text:p>
          </table:table-cell>
          <table:table-cell table:style-name="ce22" table:formula="of:=[.G112]+0.3*INT([.D112]=&quot;extended&quot;)" office:value-type="currency" office:currency="USD" office:value="2.4622" calcext:value-type="currency">
            <text:p>$2.4622</text:p>
          </table:table-cell>
          <table:table-cell table:style-name="ce4" office:value-type="string" calcext:value-type="string">
            <text:p>128 kBytes</text:p>
          </table:table-cell>
          <table:table-cell table:style-name="ce4" office:value-type="string" calcext:value-type="string">
            <text:p>40 kBytes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72 MHz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STM32L051C8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19" office:value-type="string" calcext:value-type="string">
            <text:p>Extended</text:p>
          </table:table-cell>
          <table:table-cell table:style-name="ce19" office:value-type="float" office:value="635" calcext:value-type="float">
            <text:p>635</text:p>
          </table:table-cell>
          <table:table-cell table:style-name="ce19" office:value-type="float" office:value="10" calcext:value-type="float">
            <text:p>10</text:p>
          </table:table-cell>
          <table:table-cell table:style-name="ce22" office:value-type="currency" office:currency="USD" office:value="2.2152" calcext:value-type="currency">
            <text:p>$2.2152</text:p>
          </table:table-cell>
          <table:table-cell table:style-name="ce22" table:formula="of:=[.G113]+0.3*INT([.D113]=&quot;extended&quot;)" office:value-type="currency" office:currency="USD" office:value="2.5152" calcext:value-type="currency">
            <text:p>$2.5152</text:p>
          </table:table-cell>
          <table:table-cell table:style-name="ce4" office:value-type="string" calcext:value-type="string">
            <text:p>64 kBytes</text:p>
          </table:table-cell>
          <table:table-cell table:style-name="ce4" office:value-type="string" calcext:value-type="string">
            <text:p>8 kBytes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32 MHz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STM32F302C8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19" office:value-type="string" calcext:value-type="string">
            <text:p>Extended</text:p>
          </table:table-cell>
          <table:table-cell table:style-name="ce19" office:value-type="float" office:value="1220" calcext:value-type="float">
            <text:p>1220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currency" office:currency="USD" office:value="2.2243" calcext:value-type="currency">
            <text:p>$2.2243</text:p>
          </table:table-cell>
          <table:table-cell table:style-name="ce22" table:formula="of:=[.G114]+0.3*INT([.D114]=&quot;extended&quot;)" office:value-type="currency" office:currency="USD" office:value="2.5243" calcext:value-type="currency">
            <text:p>$2.5243</text:p>
          </table:table-cell>
          <table:table-cell table:style-name="ce4" office:value-type="string" calcext:value-type="string">
            <text:p>64 kBytes</text:p>
          </table:table-cell>
          <table:table-cell table:style-name="ce4" office:value-type="string" calcext:value-type="string">
            <text:p>16 kBytes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72 MHz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style-name="ce4" office:value-type="string" calcext:value-type="string">
            <text:p>STM32F303C8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19" office:value-type="string" calcext:value-type="string">
            <text:p>Extended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22" office:value-type="currency" office:currency="USD" office:value="2.2273" calcext:value-type="currency">
            <text:p>$2.2273</text:p>
          </table:table-cell>
          <table:table-cell table:style-name="ce22" table:formula="of:=[.G115]+0.3*INT([.D115]=&quot;extended&quot;)" office:value-type="currency" office:currency="USD" office:value="2.5273" calcext:value-type="currency">
            <text:p>$2.5273</text:p>
          </table:table-cell>
          <table:table-cell table:style-name="ce4" office:value-type="string" calcext:value-type="string">
            <text:p>64 kBytes</text:p>
          </table:table-cell>
          <table:table-cell table:style-name="ce4" office:value-type="string" calcext:value-type="string">
            <text:p>16 kBytes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72 MHz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STM32L151C8-A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19" office:value-type="string" calcext:value-type="string">
            <text:p>Extended</text:p>
          </table:table-cell>
          <table:table-cell table:style-name="ce19" office:value-type="float" office:value="192" calcext:value-type="float">
            <text:p>192</text:p>
          </table:table-cell>
          <table:table-cell table:style-name="ce19" office:value-type="float" office:value="10" calcext:value-type="float">
            <text:p>10</text:p>
          </table:table-cell>
          <table:table-cell table:style-name="ce22" office:value-type="currency" office:currency="USD" office:value="2.2713" calcext:value-type="currency">
            <text:p>$2.2713</text:p>
          </table:table-cell>
          <table:table-cell table:style-name="ce22" table:formula="of:=[.G116]+0.3*INT([.D116]=&quot;extended&quot;)" office:value-type="currency" office:currency="USD" office:value="2.5713" calcext:value-type="currency">
            <text:p>$2.5713</text:p>
          </table:table-cell>
          <table:table-cell table:style-name="ce4" office:value-type="string" calcext:value-type="string">
            <text:p>64 kBytes</text:p>
          </table:table-cell>
          <table:table-cell table:style-name="ce4" office:value-type="string" calcext:value-type="string">
            <text:p>32 kBytes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32 MHz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style-name="ce4" office:value-type="string" calcext:value-type="string">
            <text:p>STM32F100C8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19" office:value-type="string" calcext:value-type="string">
            <text:p>Extended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currency" office:currency="USD" office:value="2.2794" calcext:value-type="currency">
            <text:p>$2.2794</text:p>
          </table:table-cell>
          <table:table-cell table:style-name="ce22" table:formula="of:=[.G117]+0.3*INT([.D117]=&quot;extended&quot;)" office:value-type="currency" office:currency="USD" office:value="2.5794" calcext:value-type="currency">
            <text:p>$2.5794</text:p>
          </table:table-cell>
          <table:table-cell table:style-name="ce4" office:value-type="string" calcext:value-type="string">
            <text:p>64 kBytes</text:p>
          </table:table-cell>
          <table:table-cell table:style-name="ce4" office:value-type="string" calcext:value-type="string">
            <text:p>8 kBytes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24 MHz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style-name="ce4" office:value-type="string" calcext:value-type="string">
            <text:p>STM32L431CC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19" office:value-type="string" calcext:value-type="string">
            <text:p>Extended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22" office:value-type="currency" office:currency="USD" office:value="2.2804" calcext:value-type="currency">
            <text:p>$2.2804</text:p>
          </table:table-cell>
          <table:table-cell table:style-name="ce22" table:formula="of:=[.G118]+0.3*INT([.D118]=&quot;extended&quot;)" office:value-type="currency" office:currency="USD" office:value="2.5804" calcext:value-type="currency">
            <text:p>$2.5804</text:p>
          </table:table-cell>
          <table:table-cell table:style-name="ce4" office:value-type="string" calcext:value-type="string">
            <text:p>256 kBytes</text:p>
          </table:table-cell>
          <table:table-cell table:style-name="ce4" office:value-type="string" calcext:value-type="string">
            <text:p>64 kBytes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80 MHz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style-name="ce4" office:value-type="string" calcext:value-type="string">
            <text:p>STM32L431CB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19" office:value-type="string" calcext:value-type="string">
            <text:p>Extended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currency" office:currency="USD" office:value="2.3008" calcext:value-type="currency">
            <text:p>$2.3008</text:p>
          </table:table-cell>
          <table:table-cell table:style-name="ce22" table:formula="of:=[.G119]+0.3*INT([.D119]=&quot;extended&quot;)" office:value-type="currency" office:currency="USD" office:value="2.6008" calcext:value-type="currency">
            <text:p>$2.6008</text:p>
          </table:table-cell>
          <table:table-cell table:style-name="ce4" office:value-type="string" calcext:value-type="string">
            <text:p>128 kBytes</text:p>
          </table:table-cell>
          <table:table-cell table:style-name="ce4" office:value-type="string" calcext:value-type="string">
            <text:p>64 kBytes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80 MHz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style-name="ce4" office:value-type="string" calcext:value-type="string">
            <text:p>STM32F301C8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19" office:value-type="string" calcext:value-type="string">
            <text:p>Extended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currency" office:currency="USD" office:value="2.3122" calcext:value-type="currency">
            <text:p>$2.3122</text:p>
          </table:table-cell>
          <table:table-cell table:style-name="ce22" table:formula="of:=[.G120]+0.3*INT([.D120]=&quot;extended&quot;)" office:value-type="currency" office:currency="USD" office:value="2.6122" calcext:value-type="currency">
            <text:p>$2.6122</text:p>
          </table:table-cell>
          <table:table-cell table:style-name="ce4" office:value-type="string" calcext:value-type="string">
            <text:p>64 kBytes</text:p>
          </table:table-cell>
          <table:table-cell table:style-name="ce4" office:value-type="string" calcext:value-type="string">
            <text:p>16 kBytes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72 MHz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style-name="ce4" office:value-type="string" calcext:value-type="string">
            <text:p>STM32F101CB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19" office:value-type="string" calcext:value-type="string">
            <text:p>Extended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currency" office:currency="USD" office:value="2.3531" calcext:value-type="currency">
            <text:p>$2.3531</text:p>
          </table:table-cell>
          <table:table-cell table:style-name="ce22" table:formula="of:=[.G121]+0.3*INT([.D121]=&quot;extended&quot;)" office:value-type="currency" office:currency="USD" office:value="2.6531" calcext:value-type="currency">
            <text:p>$2.6531</text:p>
          </table:table-cell>
          <table:table-cell table:style-name="ce4" office:value-type="string" calcext:value-type="string">
            <text:p>128 kBytes</text:p>
          </table:table-cell>
          <table:table-cell table:style-name="ce4" office:value-type="string" calcext:value-type="string">
            <text:p>16 kBytes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36 MHz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style-name="ce4" office:value-type="string" calcext:value-type="string">
            <text:p>STM32F303CC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19" office:value-type="string" calcext:value-type="string">
            <text:p>Extended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currency" office:currency="USD" office:value="2.3799" calcext:value-type="currency">
            <text:p>$2.3799</text:p>
          </table:table-cell>
          <table:table-cell table:style-name="ce22" table:formula="of:=[.G122]+0.3*INT([.D122]=&quot;extended&quot;)" office:value-type="currency" office:currency="USD" office:value="2.6799" calcext:value-type="currency">
            <text:p>$2.6799</text:p>
          </table:table-cell>
          <table:table-cell table:style-name="ce4" office:value-type="string" calcext:value-type="string">
            <text:p>256 kBytes</text:p>
          </table:table-cell>
          <table:table-cell table:style-name="ce4" office:value-type="string" calcext:value-type="string">
            <text:p>48 kBytes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72 MHz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style-name="ce4" office:value-type="string" calcext:value-type="string">
            <text:p>STM32F100C4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19" office:value-type="string" calcext:value-type="string">
            <text:p>Extended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currency" office:currency="USD" office:value="2.5258" calcext:value-type="currency">
            <text:p>$2.5258</text:p>
          </table:table-cell>
          <table:table-cell table:style-name="ce22" table:formula="of:=[.G123]+0.3*INT([.D123]=&quot;extended&quot;)" office:value-type="currency" office:currency="USD" office:value="2.8258" calcext:value-type="currency">
            <text:p>$2.8258</text:p>
          </table:table-cell>
          <table:table-cell table:style-name="ce4" office:value-type="string" calcext:value-type="string">
            <text:p>16 kBytes</text:p>
          </table:table-cell>
          <table:table-cell table:style-name="ce4" office:value-type="string" calcext:value-type="string">
            <text:p>4 kBytes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24 MHz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style-name="ce4" office:value-type="string" calcext:value-type="string">
            <text:p>STM32F071C8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19" office:value-type="string" calcext:value-type="string">
            <text:p>Extended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currency" office:currency="USD" office:value="2.6622" calcext:value-type="currency">
            <text:p>$2.6622</text:p>
          </table:table-cell>
          <table:table-cell table:style-name="ce22" table:formula="of:=[.G124]+0.3*INT([.D124]=&quot;extended&quot;)" office:value-type="currency" office:currency="USD" office:value="2.9622" calcext:value-type="currency">
            <text:p>$2.9622</text:p>
          </table:table-cell>
          <table:table-cell table:style-name="ce4" office:value-type="string" calcext:value-type="string">
            <text:p>64 kBytes</text:p>
          </table:table-cell>
          <table:table-cell table:style-name="ce4" office:value-type="string" calcext:value-type="string">
            <text:p>16 kBytes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48 MHz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style-name="ce4" office:value-type="string" calcext:value-type="string">
            <text:p>STM32F100CB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19" office:value-type="string" calcext:value-type="string">
            <text:p>Extended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currency" office:currency="USD" office:value="2.6849" calcext:value-type="currency">
            <text:p>$2.6849</text:p>
          </table:table-cell>
          <table:table-cell table:style-name="ce22" table:formula="of:=[.G125]+0.3*INT([.D125]=&quot;extended&quot;)" office:value-type="currency" office:currency="USD" office:value="2.9849" calcext:value-type="currency">
            <text:p>$2.9849</text:p>
          </table:table-cell>
          <table:table-cell table:style-name="ce4" office:value-type="string" calcext:value-type="string">
            <text:p>128 kBytes</text:p>
          </table:table-cell>
          <table:table-cell table:style-name="ce4" office:value-type="string" calcext:value-type="string">
            <text:p>8 kBytes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24 MHz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style-name="ce4" office:value-type="string" calcext:value-type="string">
            <text:p>STM32F042C4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19" office:value-type="string" calcext:value-type="string">
            <text:p>Extended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currency" office:currency="USD" office:value="2.847" calcext:value-type="currency">
            <text:p>$2.8470</text:p>
          </table:table-cell>
          <table:table-cell table:style-name="ce22" table:formula="of:=[.G126]+0.3*INT([.D126]=&quot;extended&quot;)" office:value-type="currency" office:currency="USD" office:value="3.147" calcext:value-type="currency">
            <text:p>$3.1470</text:p>
          </table:table-cell>
          <table:table-cell table:style-name="ce4" office:value-type="string" calcext:value-type="string">
            <text:p>16 kBytes</text:p>
          </table:table-cell>
          <table:table-cell table:style-name="ce4" office:value-type="string" calcext:value-type="string">
            <text:p>6 kBytes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48 MHz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STM32F302CB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19" office:value-type="string" calcext:value-type="string">
            <text:p>Extended</text:p>
          </table:table-cell>
          <table:table-cell table:style-name="ce19" office:value-type="float" office:value="685" calcext:value-type="float">
            <text:p>685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currency" office:currency="USD" office:value="3.0022" calcext:value-type="currency">
            <text:p>$3.0022</text:p>
          </table:table-cell>
          <table:table-cell table:style-name="ce22" table:formula="of:=[.G127]+0.3*INT([.D127]=&quot;extended&quot;)" office:value-type="currency" office:currency="USD" office:value="3.3022" calcext:value-type="currency">
            <text:p>$3.3022</text:p>
          </table:table-cell>
          <table:table-cell table:style-name="ce4" office:value-type="string" calcext:value-type="string">
            <text:p>128 kBytes</text:p>
          </table:table-cell>
          <table:table-cell table:style-name="ce4" office:value-type="string" calcext:value-type="string">
            <text:p>32 kBytes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72 MHz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style-name="ce4" office:value-type="string" calcext:value-type="string">
            <text:p>STM32F334C8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19" office:value-type="string" calcext:value-type="string">
            <text:p>Extended</text:p>
          </table:table-cell>
          <table:table-cell table:style-name="ce19" office:value-type="float" office:value="1708" calcext:value-type="float">
            <text:p>1708</text:p>
          </table:table-cell>
          <table:table-cell table:style-name="ce19" office:value-type="float" office:value="4000" calcext:value-type="float">
            <text:p>4000</text:p>
          </table:table-cell>
          <table:table-cell table:style-name="ce22" office:value-type="currency" office:currency="USD" office:value="3.2182" calcext:value-type="currency">
            <text:p>$3.2182</text:p>
          </table:table-cell>
          <table:table-cell table:style-name="ce22" table:formula="of:=[.G128]+0.3*INT([.D128]=&quot;extended&quot;)" office:value-type="currency" office:currency="USD" office:value="3.5182" calcext:value-type="currency">
            <text:p>$3.5182</text:p>
          </table:table-cell>
          <table:table-cell table:style-name="ce4" office:value-type="string" calcext:value-type="string">
            <text:p>64 kBytes</text:p>
          </table:table-cell>
          <table:table-cell table:style-name="ce4" office:value-type="string" calcext:value-type="string">
            <text:p>16 kBytes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72 MHz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style-name="ce4" office:value-type="string" calcext:value-type="string">
            <text:p>STM32F301C6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19" office:value-type="string" calcext:value-type="string">
            <text:p>Extended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22" office:value-type="currency" office:currency="USD" office:value="3.4288" calcext:value-type="currency">
            <text:p>$3.4288</text:p>
          </table:table-cell>
          <table:table-cell table:style-name="ce22" table:formula="of:=[.G129]+0.3*INT([.D129]=&quot;extended&quot;)" office:value-type="currency" office:currency="USD" office:value="3.7288" calcext:value-type="currency">
            <text:p>$3.7288</text:p>
          </table:table-cell>
          <table:table-cell table:style-name="ce4" office:value-type="string" calcext:value-type="string">
            <text:p>32 kBytes</text:p>
          </table:table-cell>
          <table:table-cell table:style-name="ce4" office:value-type="string" calcext:value-type="string">
            <text:p>16 kBytes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72 MHz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style-name="ce4" office:value-type="string" calcext:value-type="string">
            <text:p>STM32F334C4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19" office:value-type="string" calcext:value-type="string">
            <text:p>Extended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currency" office:currency="USD" office:value="3.4935" calcext:value-type="currency">
            <text:p>$3.4935</text:p>
          </table:table-cell>
          <table:table-cell table:style-name="ce22" table:formula="of:=[.G130]+0.3*INT([.D130]=&quot;extended&quot;)" office:value-type="currency" office:currency="USD" office:value="3.7935" calcext:value-type="currency">
            <text:p>$3.7935</text:p>
          </table:table-cell>
          <table:table-cell table:number-columns-repeated="2" table:style-name="ce4" office:value-type="string" calcext:value-type="string">
            <text:p>16 kBytes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72 MHz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style-name="ce4" office:value-type="string" calcext:value-type="string">
            <text:p>STM32F031C4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19" office:value-type="string" calcext:value-type="string">
            <text:p>Extended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currency" office:currency="USD" office:value="3.5213" calcext:value-type="currency">
            <text:p>$3.5213</text:p>
          </table:table-cell>
          <table:table-cell table:style-name="ce22" table:formula="of:=[.G131]+0.3*INT([.D131]=&quot;extended&quot;)" office:value-type="currency" office:currency="USD" office:value="3.8213" calcext:value-type="currency">
            <text:p>$3.8213</text:p>
          </table:table-cell>
          <table:table-cell table:style-name="ce4" office:value-type="string" calcext:value-type="string">
            <text:p>16 kBytes</text:p>
          </table:table-cell>
          <table:table-cell table:style-name="ce4" office:value-type="string" calcext:value-type="string">
            <text:p>4 kBytes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string" calcext:value-type="string">
            <text:p>48 MHz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style-name="ce4" office:value-type="string" calcext:value-type="string">
            <text:p>STM32L071CB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19" office:value-type="string" calcext:value-type="string">
            <text:p>Extended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currency" office:currency="USD" office:value="3.6228" calcext:value-type="currency">
            <text:p>$3.6228</text:p>
          </table:table-cell>
          <table:table-cell table:style-name="ce22" table:formula="of:=[.G132]+0.3*INT([.D132]=&quot;extended&quot;)" office:value-type="currency" office:currency="USD" office:value="3.9228" calcext:value-type="currency">
            <text:p>$3.9228</text:p>
          </table:table-cell>
          <table:table-cell table:style-name="ce4" office:value-type="string" calcext:value-type="string">
            <text:p>128 kBytes</text:p>
          </table:table-cell>
          <table:table-cell table:style-name="ce4" office:value-type="string" calcext:value-type="string">
            <text:p>20 kBytes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32 MHz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STM32F334C6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19" office:value-type="string" calcext:value-type="string">
            <text:p>Extended</text:p>
          </table:table-cell>
          <table:table-cell table:style-name="ce19" office:value-type="float" office:value="1435" calcext:value-type="float">
            <text:p>1435</text:p>
          </table:table-cell>
          <table:table-cell table:style-name="ce19" office:value-type="float" office:value="10" calcext:value-type="float">
            <text:p>10</text:p>
          </table:table-cell>
          <table:table-cell table:style-name="ce22" office:value-type="currency" office:currency="USD" office:value="3.6758" calcext:value-type="currency">
            <text:p>$3.6758</text:p>
          </table:table-cell>
          <table:table-cell table:style-name="ce22" table:formula="of:=[.G133]+0.3*INT([.D133]=&quot;extended&quot;)" office:value-type="currency" office:currency="USD" office:value="3.9758" calcext:value-type="currency">
            <text:p>$3.9758</text:p>
          </table:table-cell>
          <table:table-cell table:style-name="ce4" office:value-type="string" calcext:value-type="string">
            <text:p>32 kBytes</text:p>
          </table:table-cell>
          <table:table-cell table:style-name="ce4" office:value-type="string" calcext:value-type="string">
            <text:p>16 kBytes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72 MHz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style-name="ce4" office:value-type="string" calcext:value-type="string">
            <text:p>STM32F051C8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19" office:value-type="string" calcext:value-type="string">
            <text:p>Extended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currency" office:currency="USD" office:value="3.6852" calcext:value-type="currency">
            <text:p>$3.6852</text:p>
          </table:table-cell>
          <table:table-cell table:style-name="ce22" table:formula="of:=[.G134]+0.3*INT([.D134]=&quot;extended&quot;)" office:value-type="currency" office:currency="USD" office:value="3.9852" calcext:value-type="currency">
            <text:p>$3.9852</text:p>
          </table:table-cell>
          <table:table-cell table:style-name="ce4" office:value-type="string" calcext:value-type="string">
            <text:p>64 kBytes</text:p>
          </table:table-cell>
          <table:table-cell table:style-name="ce4" office:value-type="string" calcext:value-type="string">
            <text:p>8 kBytes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string" calcext:value-type="string">
            <text:p>48 MHz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style-name="ce4" office:value-type="string" calcext:value-type="string">
            <text:p>STM32L433CB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19" office:value-type="string" calcext:value-type="string">
            <text:p>Extended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currency" office:currency="USD" office:value="3.7516" calcext:value-type="currency">
            <text:p>$3.7516</text:p>
          </table:table-cell>
          <table:table-cell table:style-name="ce22" table:formula="of:=[.G135]+0.3*INT([.D135]=&quot;extended&quot;)" office:value-type="currency" office:currency="USD" office:value="4.0516" calcext:value-type="currency">
            <text:p>$4.0516</text:p>
          </table:table-cell>
          <table:table-cell table:style-name="ce4" office:value-type="string" calcext:value-type="string">
            <text:p>128 kBytes</text:p>
          </table:table-cell>
          <table:table-cell table:style-name="ce4" office:value-type="string" calcext:value-type="string">
            <text:p>64 kBytes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80 MHz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style-name="ce4" office:value-type="string" calcext:value-type="string">
            <text:p>STM32L151CB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19" office:value-type="string" calcext:value-type="string">
            <text:p>Extended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currency" office:currency="USD" office:value="3.8591" calcext:value-type="currency">
            <text:p>$3.8591</text:p>
          </table:table-cell>
          <table:table-cell table:style-name="ce22" table:formula="of:=[.G136]+0.3*INT([.D136]=&quot;extended&quot;)" office:value-type="currency" office:currency="USD" office:value="4.1591" calcext:value-type="currency">
            <text:p>$4.1591</text:p>
          </table:table-cell>
          <table:table-cell table:style-name="ce4" office:value-type="string" calcext:value-type="string">
            <text:p>128 kBytes</text:p>
          </table:table-cell>
          <table:table-cell table:style-name="ce4" office:value-type="string" calcext:value-type="string">
            <text:p>16 kBytes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32 MHz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STM32L152CB-A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19" office:value-type="string" calcext:value-type="string">
            <text:p>Extended</text:p>
          </table:table-cell>
          <table:table-cell table:style-name="ce19" office:value-type="float" office:value="1248" calcext:value-type="float">
            <text:p>1248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currency" office:currency="USD" office:value="4.2267" calcext:value-type="currency">
            <text:p>$4.2267</text:p>
          </table:table-cell>
          <table:table-cell table:style-name="ce22" table:formula="of:=[.G137]+0.3*INT([.D137]=&quot;extended&quot;)" office:value-type="currency" office:currency="USD" office:value="4.5267" calcext:value-type="currency">
            <text:p>$4.5267</text:p>
          </table:table-cell>
          <table:table-cell table:style-name="ce4" office:value-type="string" calcext:value-type="string">
            <text:p>128 kBytes</text:p>
          </table:table-cell>
          <table:table-cell table:style-name="ce4" office:value-type="string" calcext:value-type="string">
            <text:p>32 kBytes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32 MHz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style-name="ce4" office:value-type="string" calcext:value-type="string">
            <text:p>STM32L412CB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19" office:value-type="string" calcext:value-type="string">
            <text:p>Extended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currency" office:currency="USD" office:value="4.5167" calcext:value-type="currency">
            <text:p>$4.5167</text:p>
          </table:table-cell>
          <table:table-cell table:style-name="ce22" table:formula="of:=[.G138]+0.3*INT([.D138]=&quot;extended&quot;)" office:value-type="currency" office:currency="USD" office:value="4.8167" calcext:value-type="currency">
            <text:p>$4.8167</text:p>
          </table:table-cell>
          <table:table-cell table:style-name="ce4" office:value-type="string" calcext:value-type="string">
            <text:p>128 kBytes</text:p>
          </table:table-cell>
          <table:table-cell table:style-name="ce4" office:value-type="string" calcext:value-type="string">
            <text:p>40 kBytes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80 MHz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style-name="ce4" office:value-type="string" calcext:value-type="string">
            <text:p>STM32F102CB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19" office:value-type="string" calcext:value-type="string">
            <text:p>Extended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currency" office:currency="USD" office:value="4.6758" calcext:value-type="currency">
            <text:p>$4.6758</text:p>
          </table:table-cell>
          <table:table-cell table:style-name="ce22" table:formula="of:=[.G139]+0.3*INT([.D139]=&quot;extended&quot;)" office:value-type="currency" office:currency="USD" office:value="4.9758" calcext:value-type="currency">
            <text:p>$4.9758</text:p>
          </table:table-cell>
          <table:table-cell table:style-name="ce4" office:value-type="string" calcext:value-type="string">
            <text:p>128 kBytes</text:p>
          </table:table-cell>
          <table:table-cell table:style-name="ce4" office:value-type="string" calcext:value-type="string">
            <text:p>16 kBytes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48 MHz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STM32L433CC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19" office:value-type="string" calcext:value-type="string">
            <text:p>Extended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currency" office:currency="USD" office:value="4.6804" calcext:value-type="currency">
            <text:p>$4.6804</text:p>
          </table:table-cell>
          <table:table-cell table:style-name="ce22" table:formula="of:=[.G140]+0.3*INT([.D140]=&quot;extended&quot;)" office:value-type="currency" office:currency="USD" office:value="4.9804" calcext:value-type="currency">
            <text:p>$4.9804</text:p>
          </table:table-cell>
          <table:table-cell table:style-name="ce4" office:value-type="string" calcext:value-type="string">
            <text:p>256 kBytes</text:p>
          </table:table-cell>
          <table:table-cell table:style-name="ce4" office:value-type="string" calcext:value-type="string">
            <text:p>64 kBytes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80 MHz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STM32F103C8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19" office:value-type="string" calcext:value-type="string">
            <text:p>Basic</text:p>
          </table:table-cell>
          <table:table-cell table:style-name="ce19" office:value-type="float" office:value="30224" calcext:value-type="float">
            <text:p>30224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currency" office:currency="USD" office:value="5.6214" calcext:value-type="currency">
            <text:p>$5.6214</text:p>
          </table:table-cell>
          <table:table-cell table:style-name="ce22" table:formula="of:=[.G141]+0.3*INT([.D141]=&quot;extended&quot;)" office:value-type="currency" office:currency="USD" office:value="5.6214" calcext:value-type="currency">
            <text:p>$5.6214</text:p>
          </table:table-cell>
          <table:table-cell table:style-name="ce4" office:value-type="string" calcext:value-type="string">
            <text:p>64 kBytes</text:p>
          </table:table-cell>
          <table:table-cell table:style-name="ce4" office:value-type="string" calcext:value-type="string">
            <text:p>20 kBytes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72 MHz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style-name="ce4" office:value-type="string" calcext:value-type="string">
            <text:p>STM32L072CZ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19" office:value-type="string" calcext:value-type="string">
            <text:p>Extended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currency" office:currency="USD" office:value="5.5349" calcext:value-type="currency">
            <text:p>$5.5349</text:p>
          </table:table-cell>
          <table:table-cell table:style-name="ce22" table:formula="of:=[.G142]+0.3*INT([.D142]=&quot;extended&quot;)" office:value-type="currency" office:currency="USD" office:value="5.8349" calcext:value-type="currency">
            <text:p>$5.8349</text:p>
          </table:table-cell>
          <table:table-cell table:style-name="ce4" office:value-type="string" calcext:value-type="string">
            <text:p>192 kBytes</text:p>
          </table:table-cell>
          <table:table-cell table:style-name="ce4" office:value-type="string" calcext:value-type="string">
            <text:p>20 kBytes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32 MHz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STM32F103CB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19" office:value-type="string" calcext:value-type="string">
            <text:p>Basic</text:p>
          </table:table-cell>
          <table:table-cell table:style-name="ce19" office:value-type="float" office:value="5597" calcext:value-type="float">
            <text:p>5597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currency" office:currency="USD" office:value="5.9794" calcext:value-type="currency">
            <text:p>$5.9794</text:p>
          </table:table-cell>
          <table:table-cell table:style-name="ce22" table:formula="of:=[.G143]+0.3*INT([.D143]=&quot;extended&quot;)" office:value-type="currency" office:currency="USD" office:value="5.9794" calcext:value-type="currency">
            <text:p>$5.9794</text:p>
          </table:table-cell>
          <table:table-cell table:style-name="ce4" office:value-type="string" calcext:value-type="string">
            <text:p>128 kBytes</text:p>
          </table:table-cell>
          <table:table-cell table:style-name="ce4" office:value-type="string" calcext:value-type="string">
            <text:p>20 kBytes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72 MHz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style-name="ce4" office:value-type="string" calcext:value-type="string">
            <text:p>STM32L071CZ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19" office:value-type="string" calcext:value-type="string">
            <text:p>Extended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500" calcext:value-type="float">
            <text:p>500</text:p>
          </table:table-cell>
          <table:table-cell table:style-name="ce22" office:value-type="currency" office:currency="USD" office:value="5.7334" calcext:value-type="currency">
            <text:p>$5.7334</text:p>
          </table:table-cell>
          <table:table-cell table:style-name="ce22" table:formula="of:=[.G144]+0.3*INT([.D144]=&quot;extended&quot;)" office:value-type="currency" office:currency="USD" office:value="6.0334" calcext:value-type="currency">
            <text:p>$6.0334</text:p>
          </table:table-cell>
          <table:table-cell table:style-name="ce4" office:value-type="string" calcext:value-type="string">
            <text:p>192 kBytes</text:p>
          </table:table-cell>
          <table:table-cell table:style-name="ce4" office:value-type="string" calcext:value-type="string">
            <text:p>20 kBytes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32 MHz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style-name="ce4" office:value-type="string" calcext:value-type="string">
            <text:p>STM32F042C6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19" office:value-type="string" calcext:value-type="string">
            <text:p>Extended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currency" office:currency="USD" office:value="6.0987" calcext:value-type="currency">
            <text:p>$6.0987</text:p>
          </table:table-cell>
          <table:table-cell table:style-name="ce22" table:formula="of:=[.G145]+0.3*INT([.D145]=&quot;extended&quot;)" office:value-type="currency" office:currency="USD" office:value="6.3987" calcext:value-type="currency">
            <text:p>$6.3987</text:p>
          </table:table-cell>
          <table:table-cell table:style-name="ce4" office:value-type="string" calcext:value-type="string">
            <text:p>32 kBytes</text:p>
          </table:table-cell>
          <table:table-cell table:style-name="ce4" office:value-type="string" calcext:value-type="string">
            <text:p>6 kBytes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48 MHz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STM32F072C8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19" office:value-type="string" calcext:value-type="string">
            <text:p>Extended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currency" office:currency="USD" office:value="6.5781" calcext:value-type="currency">
            <text:p>$6.5781</text:p>
          </table:table-cell>
          <table:table-cell table:style-name="ce22" table:formula="of:=[.G146]+0.3*INT([.D146]=&quot;extended&quot;)" office:value-type="currency" office:currency="USD" office:value="6.8781" calcext:value-type="currency">
            <text:p>$6.8781</text:p>
          </table:table-cell>
          <table:table-cell table:style-name="ce4" office:value-type="string" calcext:value-type="string">
            <text:p>64 kBytes</text:p>
          </table:table-cell>
          <table:table-cell table:style-name="ce4" office:value-type="string" calcext:value-type="string">
            <text:p>16 kBytes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48 MHz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style-name="ce4" office:value-type="string" calcext:value-type="string">
            <text:p>STM32L452CE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19" office:value-type="string" calcext:value-type="string">
            <text:p>Extended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500" calcext:value-type="float">
            <text:p>500</text:p>
          </table:table-cell>
          <table:table-cell table:style-name="ce22" office:value-type="currency" office:currency="USD" office:value="6.6652" calcext:value-type="currency">
            <text:p>$6.6652</text:p>
          </table:table-cell>
          <table:table-cell table:style-name="ce22" table:formula="of:=[.G147]+0.3*INT([.D147]=&quot;extended&quot;)" office:value-type="currency" office:currency="USD" office:value="6.9652" calcext:value-type="currency">
            <text:p>$6.9652</text:p>
          </table:table-cell>
          <table:table-cell table:style-name="ce4" office:value-type="string" calcext:value-type="string">
            <text:p>512 kBytes</text:p>
          </table:table-cell>
          <table:table-cell table:style-name="ce4" office:value-type="string" calcext:value-type="string">
            <text:p>160 kBytes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80 MHz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style-name="ce4" office:value-type="string" calcext:value-type="string">
            <text:p>STM32F030CC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19" office:value-type="string" calcext:value-type="string">
            <text:p>Extended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currency" office:currency="USD" office:value="6.8023" calcext:value-type="currency">
            <text:p>$6.8023</text:p>
          </table:table-cell>
          <table:table-cell table:style-name="ce22" table:formula="of:=[.G148]+0.3*INT([.D148]=&quot;extended&quot;)" office:value-type="currency" office:currency="USD" office:value="7.1023" calcext:value-type="currency">
            <text:p>$7.1023</text:p>
          </table:table-cell>
          <table:table-cell table:style-name="ce4" office:value-type="string" calcext:value-type="string">
            <text:p>256 kBytes</text:p>
          </table:table-cell>
          <table:table-cell table:style-name="ce4" office:value-type="string" calcext:value-type="string">
            <text:p>32 kBytes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48 MHz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style-name="ce4" office:value-type="string" calcext:value-type="string">
            <text:p>STM32L053C8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19" office:value-type="string" calcext:value-type="string">
            <text:p>Extended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?</text:p>
          </table:table-cell>
          <table:table-cell table:style-name="ce22" office:value-type="string" calcext:value-type="string">
            <text:p>?</text:p>
          </table:table-cell>
          <table:table-cell table:style-name="ce22" table:formula="of:=[.G149]+0.3*INT([.D149]=&quot;extended&quot;)" office:value-type="string" office:string-value="" calcext:value-type="error">
            <text:p>#VALUE!</text:p>
          </table:table-cell>
          <table:table-cell table:style-name="ce4" office:value-type="string" calcext:value-type="string">
            <text:p>64 kBytes</text:p>
          </table:table-cell>
          <table:table-cell table:style-name="ce4" office:value-type="string" calcext:value-type="string">
            <text:p>8 kBytes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32 MHz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number-rows-repeated="1048426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List.$A$1" table:cell-range-address="$List.$A$4:.$M$149"/>
        </table:named-expressions>
        <calcext:conditional-formats>
          <calcext:conditional-format calcext:target-range-address="List.M5:List.M149">
            <calcext:condition calcext:apply-style-name="Text" calcext:value="formula-is(ISBLANK([.$M5]))" calcext:base-cell-address="List.M5"/>
            <calcext:condition calcext:apply-style-name="Good" calcext:value="formula-is([.$M5]=1)" calcext:base-cell-address="List.M5"/>
            <calcext:condition calcext:apply-style-name="Bad" calcext:value="formula-is([.$M5]=0)" calcext:base-cell-address="List.M5"/>
          </calcext:conditional-format>
          <calcext:conditional-format calcext:target-range-address="List.A5:List.L149">
            <calcext:condition calcext:apply-style-name="Good" calcext:value="formula-is([.$B5]*[.$C5]=1)" calcext:base-cell-address="List.A5"/>
            <calcext:condition calcext:apply-style-name="Bad" calcext:value="formula-is([.$B5]*[.$C5]=0)" calcext:base-cell-address="List.A5"/>
          </calcext:conditional-format>
        </calcext:conditional-formats>
      </table:table>
      <table:table table:name="Pivot Table_List_1" table:style-name="ta2">
        <office:forms form:automatic-focus="false" form:apply-design-mode="false"/>
        <table:table-column table:style-name="co3" table:default-cell-style-name="ce29"/>
        <table:table-column table:style-name="co14" table:default-cell-style-name="ce36"/>
        <table:table-column table:style-name="co14" table:number-columns-repeated="4" table:default-cell-style-name="Default"/>
        <table:table-row table:style-name="ro1">
          <table:table-cell table:style-name="Pivot_20_Table_20_Field" office:value-type="string" calcext:value-type="string">
            <text:p>Pin compatible?</text:p>
          </table:table-cell>
          <table:table-cell table:style-name="ce31" office:value-type="string" calcext:value-type="string">
            <text:p>1</text:p>
          </table:table-cell>
          <table:table-cell table:number-columns-repeated="4"/>
        </table:table-row>
        <table:table-row table:style-name="ro1">
          <table:table-cell table:style-name="Pivot_20_Table_20_Field" office:value-type="string" calcext:value-type="string">
            <text:p>On JLCPCB?</text:p>
          </table:table-cell>
          <table:table-cell table:style-name="ce31" office:value-type="string" calcext:value-type="string">
            <text:p>1</text:p>
          </table:table-cell>
          <table:table-cell table:number-columns-repeated="4"/>
        </table:table-row>
        <table:table-row table:style-name="ro1">
          <table:table-cell table:style-name="Pivot_20_Table_20_Field" office:value-type="string" calcext:value-type="string">
            <text:p>Stock</text:p>
          </table:table-cell>
          <table:table-cell table:style-name="ce32" office:value-type="string" calcext:value-type="string">
            <text:p>- multiple -</text:p>
          </table:table-cell>
          <table:table-cell table:number-columns-repeated="4"/>
        </table:table-row>
        <table:table-row table:style-name="ro1">
          <table:table-cell table:style-name="Pivot_20_Table_20_Field" office:value-type="string" calcext:value-type="string">
            <text:p>MOQ</text:p>
          </table:table-cell>
          <table:table-cell table:style-name="ce32" office:value-type="string" calcext:value-type="string">
            <text:p>- multiple -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26"/>
          <table:table-cell table:style-name="ce33" office:value-type="string" calcext:value-type="string">
            <text:p>Data</text:p>
          </table:table-cell>
          <table:table-cell table:style-name="ce39" table:number-columns-repeated="3"/>
          <table:table-cell table:style-name="ce48"/>
        </table:table-row>
        <table:table-row table:style-name="ro1">
          <table:table-cell table:style-name="ce27" office:value-type="string" calcext:value-type="string">
            <text:p>Part No</text:p>
          </table:table-cell>
          <table:table-cell table:style-name="ce34" office:value-type="string" calcext:value-type="string">
            <text:p>Sum - Price + Ext fee</text:p>
          </table:table-cell>
          <table:table-cell table:style-name="ce40" office:value-type="string" calcext:value-type="string">
            <text:p>Sum - Flash</text:p>
          </table:table-cell>
          <table:table-cell table:style-name="ce40" office:value-type="string" calcext:value-type="string">
            <text:p>Sum - RAM</text:p>
          </table:table-cell>
          <table:table-cell table:style-name="ce40" office:value-type="string" calcext:value-type="string">
            <text:p>Sum - IO</text:p>
          </table:table-cell>
          <table:table-cell table:style-name="ce49" office:value-type="string" calcext:value-type="string">
            <text:p>Sum - Freq.</text:p>
          </table:table-cell>
        </table:table-row>
        <table:table-row table:style-name="ro1">
          <table:table-cell table:style-name="ce28" office:value-type="string" calcext:value-type="string">
            <text:p>STM32F030C8</text:p>
          </table:table-cell>
          <table:table-cell table:style-name="ce35" office:value-type="currency" office:currency="USD" office:value="2.4223" calcext:value-type="currency">
            <text:p>$2.4223</text:p>
          </table:table-cell>
          <table:table-cell table:style-name="ce41" table:number-columns-repeated="2"/>
          <table:table-cell table:style-name="ce44" office:value-type="float" office:value="39" calcext:value-type="float">
            <text:p>39</text:p>
          </table:table-cell>
          <table:table-cell table:style-name="ce50"/>
        </table:table-row>
        <table:table-row table:style-name="ro1">
          <table:table-cell office:value-type="string" calcext:value-type="string">
            <text:p>STM32F072C8</text:p>
          </table:table-cell>
          <table:table-cell office:value-type="currency" office:currency="USD" office:value="6.8781" calcext:value-type="currency">
            <text:p>$6.8781</text:p>
          </table:table-cell>
          <table:table-cell table:style-name="Pivot_20_Table_20_Value" table:number-columns-repeated="2"/>
          <table:table-cell table:style-name="ce45" office:value-type="float" office:value="37" calcext:value-type="float">
            <text:p>37</text:p>
          </table:table-cell>
          <table:table-cell table:style-name="ce51"/>
        </table:table-row>
        <table:table-row table:style-name="ro1">
          <table:table-cell office:value-type="string" calcext:value-type="string">
            <text:p>STM32F101C8</text:p>
          </table:table-cell>
          <table:table-cell office:value-type="currency" office:currency="USD" office:value="2.08" calcext:value-type="currency">
            <text:p>$2.0800</text:p>
          </table:table-cell>
          <table:table-cell table:style-name="Pivot_20_Table_20_Value" table:number-columns-repeated="2"/>
          <table:table-cell table:style-name="ce45" office:value-type="float" office:value="37" calcext:value-type="float">
            <text:p>37</text:p>
          </table:table-cell>
          <table:table-cell table:style-name="ce51"/>
        </table:table-row>
        <table:table-row table:style-name="ro1">
          <table:table-cell office:value-type="string" calcext:value-type="string">
            <text:p>STM32F103C6</text:p>
          </table:table-cell>
          <table:table-cell office:value-type="currency" office:currency="USD" office:value="1.9807" calcext:value-type="currency">
            <text:p>$1.9807</text:p>
          </table:table-cell>
          <table:table-cell table:style-name="Pivot_20_Table_20_Value" table:number-columns-repeated="2"/>
          <table:table-cell table:style-name="ce45" office:value-type="float" office:value="37" calcext:value-type="float">
            <text:p>37</text:p>
          </table:table-cell>
          <table:table-cell table:style-name="ce51"/>
        </table:table-row>
        <table:table-row table:style-name="ro1">
          <table:table-cell office:value-type="string" calcext:value-type="string">
            <text:p>STM32F103C8</text:p>
          </table:table-cell>
          <table:table-cell office:value-type="currency" office:currency="USD" office:value="5.6214" calcext:value-type="currency">
            <text:p>$5.6214</text:p>
          </table:table-cell>
          <table:table-cell table:style-name="Pivot_20_Table_20_Value" table:number-columns-repeated="2"/>
          <table:table-cell table:style-name="ce45" office:value-type="float" office:value="37" calcext:value-type="float">
            <text:p>37</text:p>
          </table:table-cell>
          <table:table-cell table:style-name="ce51"/>
        </table:table-row>
        <table:table-row table:style-name="ro1">
          <table:table-cell office:value-type="string" calcext:value-type="string">
            <text:p>STM32F103CB</text:p>
          </table:table-cell>
          <table:table-cell table:style-name="ce37" office:value-type="currency" office:currency="USD" office:value="5.9794" calcext:value-type="currency">
            <text:p>$5.9794</text:p>
          </table:table-cell>
          <table:table-cell table:style-name="ce42" table:number-columns-repeated="2"/>
          <table:table-cell table:style-name="ce46" office:value-type="float" office:value="37" calcext:value-type="float">
            <text:p>37</text:p>
          </table:table-cell>
          <table:table-cell table:style-name="ce52"/>
        </table:table-row>
        <table:table-row table:style-name="ro1">
          <table:table-cell table:style-name="ce30" office:value-type="string" calcext:value-type="string">
            <text:p>Total Result</text:p>
          </table:table-cell>
          <table:table-cell table:style-name="ce38" office:value-type="currency" office:currency="USD" office:value="24.9619" calcext:value-type="currency">
            <text:p>$24.9619</text:p>
          </table:table-cell>
          <table:table-cell table:style-name="ce43" table:number-columns-repeated="2"/>
          <table:table-cell table:style-name="ce47" office:value-type="float" office:value="224" calcext:value-type="float">
            <text:p>224</text:p>
          </table:table-cell>
          <table:table-cell table:style-name="ce53"/>
        </table:table-row>
      </table:table>
      <table:named-expressions/>
      <table:database-ranges>
        <table:database-range table:name="__Anonymous_Sheet_DB__0" table:target-range-address="List.A4:List.M149" table:display-filter-buttons="true">
          <table:filter>
            <table:filter-and>
              <table:filter-condition table:field-number="1" table:value="" table:operator="=">
                <table:filter-set-item table:value=""/>
                <table:filter-set-item table:value="1"/>
              </table:filter-condition>
              <table:filter-condition table:field-number="2" table:value="1" table:operator="="/>
              <table:filter-condition table:field-number="5" table:value="1" table:operator="=">
                <table:filter-set-item table:value="1"/>
                <table:filter-set-item table:value="10"/>
              </table:filter-condition>
              <table:filter-condition table:field-number="4" table:value="1" table:operator="=">
                <table:filter-set-item table:value="1"/>
                <table:filter-set-item table:value="11626"/>
                <table:filter-set-item table:value="12"/>
                <table:filter-set-item table:value="1220"/>
                <table:filter-set-item table:value="1248"/>
                <table:filter-set-item table:value="1435"/>
                <table:filter-set-item table:value="153"/>
                <table:filter-set-item table:value="192"/>
                <table:filter-set-item table:value="2"/>
                <table:filter-set-item table:value="3"/>
                <table:filter-set-item table:value="30224"/>
                <table:filter-set-item table:value="5597"/>
                <table:filter-set-item table:value="571"/>
                <table:filter-set-item table:value="635"/>
                <table:filter-set-item table:value="685"/>
              </table:filter-condition>
            </table:filter-and>
          </table:filter>
          <table:sort>
            <table:sort-by table:field-number="7" table:data-type="automatic"/>
          </table:sort>
        </table:database-range>
      </table:database-ranges>
      <table:data-pilot-tables>
        <table:data-pilot-table table:name="DataPilot1" table:application-data="" table:target-range-address="'Pivot Table_List_1'.A1:'Pivot Table_List_1'.F14" table:buttons="'Pivot Table_List_1'.A1 'Pivot Table_List_1'.A2 'Pivot Table_List_1'.A3 'Pivot Table_List_1'.A4 'Pivot Table_List_1'.A7 'Pivot Table_List_1'.B6" table:show-filter-button="false" table:drill-down-on-double-click="false">
          <table:source-cell-range table:cell-range-address="List.A4:List.L149"/>
          <table:data-pilot-field table:source-field-name="Pin compatible?" table:orientation="page" table:used-hierarchy="0" table:function="auto" loext:ignore-selected-page="true" table:selected-page="1">
            <table:data-pilot-level table:show-empty="false" calcext:repeat-item-labels="false">
              <table:data-pilot-members>
                <table:data-pilot-member table:name="0" table:display="false" table:show-details="true"/>
                <table:data-pilot-member table:name="1" table:display="tru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On JLCPCB?" table:orientation="page" table:used-hierarchy="0" table:function="auto" loext:ignore-selected-page="true" table:selected-page="1">
            <table:data-pilot-level table:show-empty="false" calcext:repeat-item-labels="false">
              <table:data-pilot-members>
                <table:data-pilot-member table:name="0" table:display="false" table:show-details="true"/>
                <table:data-pilot-member table:name="1" table:display="tru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tock" table:orientation="page" table:used-hierarchy="0" table:function="auto" loext:ignore-selected-page="true" table:selected-page="1">
            <table:data-pilot-level table:show-empty="false" calcext:repeat-item-labels="false">
              <table:data-pilot-members>
                <table:data-pilot-member table:name="0" table:display="fals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12" table:display="true" table:show-details="true"/>
                <table:data-pilot-member table:name="153" table:display="true" table:show-details="true"/>
                <table:data-pilot-member table:name="5597" table:display="true" table:show-details="true"/>
                <table:data-pilot-member table:name="11626" table:display="true" table:show-details="true"/>
                <table:data-pilot-member table:name="30224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OQ" table:orientation="page" table:used-hierarchy="0" table:function="auto" loext:ignore-selected-page="true" table:selected-page="1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10" table:display="true" table:show-details="true"/>
                <table:data-pilot-member table:name="4000" table:display="fals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art No" table:orientation="row" table:used-hierarchy="0" table:function="auto">
            <table:data-pilot-level table:show-empty="false" calcext:repeat-item-labels="false">
              <table:data-pilot-members>
                <table:data-pilot-member table:name="STM32F030C6" table:display="true" table:show-details="true"/>
                <table:data-pilot-member table:name="STM32F030C8" table:display="true" table:show-details="true"/>
                <table:data-pilot-member table:name="STM32F030C8TR" table:display="true" table:show-details="true"/>
                <table:data-pilot-member table:name="STM32F030CC" table:display="true" table:show-details="true"/>
                <table:data-pilot-member table:name="STM32F031C4" table:display="true" table:show-details="true"/>
                <table:data-pilot-member table:name="STM32F031C6" table:display="true" table:show-details="true"/>
                <table:data-pilot-member table:name="STM32F031C6TR" table:display="true" table:show-details="true"/>
                <table:data-pilot-member table:name="STM32F038C6" table:display="true" table:show-details="true"/>
                <table:data-pilot-member table:name="STM32F042C4" table:display="true" table:show-details="true"/>
                <table:data-pilot-member table:name="STM32F042C6" table:display="true" table:show-details="true"/>
                <table:data-pilot-member table:name="STM32F051C4" table:display="true" table:show-details="true"/>
                <table:data-pilot-member table:name="STM32F051C6" table:display="true" table:show-details="true"/>
                <table:data-pilot-member table:name="STM32F051C8" table:display="true" table:show-details="true"/>
                <table:data-pilot-member table:name="STM32F070C6" table:display="true" table:show-details="true"/>
                <table:data-pilot-member table:name="STM32F070CB" table:display="true" table:show-details="true"/>
                <table:data-pilot-member table:name="STM32F071C8" table:display="true" table:show-details="true"/>
                <table:data-pilot-member table:name="STM32F071CB" table:display="true" table:show-details="true"/>
                <table:data-pilot-member table:name="STM32F072C8" table:display="true" table:show-details="true"/>
                <table:data-pilot-member table:name="STM32F072CB" table:display="true" table:show-details="true"/>
                <table:data-pilot-member table:name="STM32F078CB" table:display="true" table:show-details="true"/>
                <table:data-pilot-member table:name="STM32F091CB" table:display="true" table:show-details="true"/>
                <table:data-pilot-member table:name="STM32F091CC" table:display="true" table:show-details="true"/>
                <table:data-pilot-member table:name="STM32F098CC" table:display="true" table:show-details="true"/>
                <table:data-pilot-member table:name="STM32F100C4" table:display="true" table:show-details="true"/>
                <table:data-pilot-member table:name="STM32F100C6" table:display="true" table:show-details="true"/>
                <table:data-pilot-member table:name="STM32F100C8" table:display="true" table:show-details="true"/>
                <table:data-pilot-member table:name="STM32F100CB" table:display="true" table:show-details="true"/>
                <table:data-pilot-member table:name="STM32F101C4" table:display="true" table:show-details="true"/>
                <table:data-pilot-member table:name="STM32F101C6" table:display="true" table:show-details="true"/>
                <table:data-pilot-member table:name="STM32F101C8" table:display="true" table:show-details="true"/>
                <table:data-pilot-member table:name="STM32F101CB" table:display="true" table:show-details="true"/>
                <table:data-pilot-member table:name="STM32F102C4" table:display="true" table:show-details="true"/>
                <table:data-pilot-member table:name="STM32F102C6" table:display="true" table:show-details="true"/>
                <table:data-pilot-member table:name="STM32F102C8" table:display="true" table:show-details="true"/>
                <table:data-pilot-member table:name="STM32F102CB" table:display="true" table:show-details="true"/>
                <table:data-pilot-member table:name="STM32F103C4" table:display="true" table:show-details="true"/>
                <table:data-pilot-member table:name="STM32F103C6" table:display="true" table:show-details="true"/>
                <table:data-pilot-member table:name="STM32F103C8" table:display="true" table:show-details="true"/>
                <table:data-pilot-member table:name="STM32F103CB" table:display="true" table:show-details="true"/>
                <table:data-pilot-member table:name="STM32F301C6" table:display="true" table:show-details="true"/>
                <table:data-pilot-member table:name="STM32F301C8" table:display="true" table:show-details="true"/>
                <table:data-pilot-member table:name="STM32F302C6" table:display="true" table:show-details="true"/>
                <table:data-pilot-member table:name="STM32F302C8" table:display="true" table:show-details="true"/>
                <table:data-pilot-member table:name="STM32F302CB" table:display="true" table:show-details="true"/>
                <table:data-pilot-member table:name="STM32F302CC" table:display="true" table:show-details="true"/>
                <table:data-pilot-member table:name="STM32F303C6" table:display="true" table:show-details="true"/>
                <table:data-pilot-member table:name="STM32F303C8" table:display="true" table:show-details="true"/>
                <table:data-pilot-member table:name="STM32F303CB" table:display="true" table:show-details="true"/>
                <table:data-pilot-member table:name="STM32F303CC" table:display="true" table:show-details="true"/>
                <table:data-pilot-member table:name="STM32F318C8" table:display="true" table:show-details="true"/>
                <table:data-pilot-member table:name="STM32F328C8" table:display="true" table:show-details="true"/>
                <table:data-pilot-member table:name="STM32F334C4" table:display="true" table:show-details="true"/>
                <table:data-pilot-member table:name="STM32F334C6" table:display="true" table:show-details="true"/>
                <table:data-pilot-member table:name="STM32F334C8" table:display="true" table:show-details="true"/>
                <table:data-pilot-member table:name="STM32F358CC" table:display="true" table:show-details="true"/>
                <table:data-pilot-member table:name="STM32F373C8" table:display="true" table:show-details="true"/>
                <table:data-pilot-member table:name="STM32F373CB" table:display="true" table:show-details="true"/>
                <table:data-pilot-member table:name="STM32F373CC" table:display="true" table:show-details="true"/>
                <table:data-pilot-member table:name="STM32F378CC" table:display="true" table:show-details="true"/>
                <table:data-pilot-member table:name="STM32F410CB" table:display="true" table:show-details="true"/>
                <table:data-pilot-member table:name="STM32G030C6" table:display="true" table:show-details="true"/>
                <table:data-pilot-member table:name="STM32G030C8" table:display="true" table:show-details="true"/>
                <table:data-pilot-member table:name="STM32G031C4" table:display="true" table:show-details="true"/>
                <table:data-pilot-member table:name="STM32G031C6" table:display="true" table:show-details="true"/>
                <table:data-pilot-member table:name="STM32G031C8" table:display="true" table:show-details="true"/>
                <table:data-pilot-member table:name="STM32G041C6" table:display="true" table:show-details="true"/>
                <table:data-pilot-member table:name="STM32G041C8" table:display="true" table:show-details="true"/>
                <table:data-pilot-member table:name="STM32G070CB" table:display="true" table:show-details="true"/>
                <table:data-pilot-member table:name="STM32G071C6" table:display="true" table:show-details="true"/>
                <table:data-pilot-member table:name="STM32G071C8" table:display="true" table:show-details="true"/>
                <table:data-pilot-member table:name="STM32G071CB" table:display="true" table:show-details="true"/>
                <table:data-pilot-member table:name="STM32G081CB" table:display="true" table:show-details="true"/>
                <table:data-pilot-member table:name="STM32G431C6" table:display="true" table:show-details="true"/>
                <table:data-pilot-member table:name="STM32G431C8" table:display="true" table:show-details="true"/>
                <table:data-pilot-member table:name="STM32G431CB" table:display="true" table:show-details="true"/>
                <table:data-pilot-member table:name="STM32G441CB" table:display="true" table:show-details="true"/>
                <table:data-pilot-member table:name="STM32G471CC" table:display="true" table:show-details="true"/>
                <table:data-pilot-member table:name="STM32G471CE" table:display="true" table:show-details="true"/>
                <table:data-pilot-member table:name="STM32G473CB" table:display="true" table:show-details="true"/>
                <table:data-pilot-member table:name="STM32G473CC" table:display="true" table:show-details="true"/>
                <table:data-pilot-member table:name="STM32G473CE" table:display="true" table:show-details="true"/>
                <table:data-pilot-member table:name="STM32G474CB" table:display="true" table:show-details="true"/>
                <table:data-pilot-member table:name="STM32G474CC" table:display="true" table:show-details="true"/>
                <table:data-pilot-member table:name="STM32G474CE" table:display="true" table:show-details="true"/>
                <table:data-pilot-member table:name="STM32G483CE" table:display="true" table:show-details="true"/>
                <table:data-pilot-member table:name="STM32G484CE" table:display="true" table:show-details="true"/>
                <table:data-pilot-member table:name="STM32GBK1CB" table:display="true" table:show-details="true"/>
                <table:data-pilot-member table:name="STM32L010C6" table:display="true" table:show-details="true"/>
                <table:data-pilot-member table:name="STM32L031C4" table:display="true" table:show-details="true"/>
                <table:data-pilot-member table:name="STM32L031C6" table:display="true" table:show-details="true"/>
                <table:data-pilot-member table:name="STM32L041C6" table:display="true" table:show-details="true"/>
                <table:data-pilot-member table:name="STM32L051C6" table:display="true" table:show-details="true"/>
                <table:data-pilot-member table:name="STM32L051C8" table:display="true" table:show-details="true"/>
                <table:data-pilot-member table:name="STM32L052C6" table:display="true" table:show-details="true"/>
                <table:data-pilot-member table:name="STM32L052C8" table:display="true" table:show-details="true"/>
                <table:data-pilot-member table:name="STM32L053C6" table:display="true" table:show-details="true"/>
                <table:data-pilot-member table:name="STM32L053C8" table:display="true" table:show-details="true"/>
                <table:data-pilot-member table:name="STM32L063C8" table:display="true" table:show-details="true"/>
                <table:data-pilot-member table:name="STM32L071C8" table:display="true" table:show-details="true"/>
                <table:data-pilot-member table:name="STM32L071CB" table:display="true" table:show-details="true"/>
                <table:data-pilot-member table:name="STM32L071CZ" table:display="true" table:show-details="true"/>
                <table:data-pilot-member table:name="STM32L072CB" table:display="true" table:show-details="true"/>
                <table:data-pilot-member table:name="STM32L072CZ" table:display="true" table:show-details="true"/>
                <table:data-pilot-member table:name="STM32L073CB" table:display="true" table:show-details="true"/>
                <table:data-pilot-member table:name="STM32L073CZ" table:display="true" table:show-details="true"/>
                <table:data-pilot-member table:name="STM32L081CB" table:display="true" table:show-details="true"/>
                <table:data-pilot-member table:name="STM32L081CZ" table:display="true" table:show-details="true"/>
                <table:data-pilot-member table:name="STM32L083CB" table:display="true" table:show-details="true"/>
                <table:data-pilot-member table:name="STM32L083CZ" table:display="true" table:show-details="true"/>
                <table:data-pilot-member table:name="STM32L151C6" table:display="true" table:show-details="true"/>
                <table:data-pilot-member table:name="STM32L151C6-A" table:display="true" table:show-details="true"/>
                <table:data-pilot-member table:name="STM32L151C8" table:display="true" table:show-details="true"/>
                <table:data-pilot-member table:name="STM32L151CB" table:display="true" table:show-details="true"/>
                <table:data-pilot-member table:name="STM32L151CB-A" table:display="true" table:show-details="true"/>
                <table:data-pilot-member table:name="STM32L151CC" table:display="true" table:show-details="true"/>
                <table:data-pilot-member table:name="STM32L152C6" table:display="true" table:show-details="true"/>
                <table:data-pilot-member table:name="STM32L152C6-A" table:display="true" table:show-details="true"/>
                <table:data-pilot-member table:name="STM32L152C8" table:display="true" table:show-details="true"/>
                <table:data-pilot-member table:name="STM32L152C8-A" table:display="true" table:show-details="true"/>
                <table:data-pilot-member table:name="STM32L152CB" table:display="true" table:show-details="true"/>
                <table:data-pilot-member table:name="STM32L152CB-A" table:display="true" table:show-details="true"/>
                <table:data-pilot-member table:name="STM32L152CC" table:display="true" table:show-details="true"/>
                <table:data-pilot-member table:name="STM32L412C8" table:display="true" table:show-details="true"/>
                <table:data-pilot-member table:name="STM32L412CB" table:display="true" table:show-details="true"/>
                <table:data-pilot-member table:name="STM32L422CB" table:display="true" table:show-details="true"/>
                <table:data-pilot-member table:name="STM32L431CB" table:display="true" table:show-details="true"/>
                <table:data-pilot-member table:name="STM32L431CC" table:display="true" table:show-details="true"/>
                <table:data-pilot-member table:name="STM32L433CB" table:display="true" table:show-details="true"/>
                <table:data-pilot-member table:name="STM32L433CC" table:display="true" table:show-details="true"/>
                <table:data-pilot-member table:name="STM32L443CC" table:display="true" table:show-details="true"/>
                <table:data-pilot-member table:name="STM32L451CE" table:display="true" table:show-details="true"/>
                <table:data-pilot-member table:name="STM32L452CE" table:display="true" table:show-details="true"/>
                <table:data-pilot-member table:name="STM32L462CE" table:display="true" table:show-details="true"/>
                <table:data-pilot-member table:name="STM32L4P5CE" table:display="true" table:show-details="true"/>
                <table:data-pilot-member table:name="STM32L4P5CG" table:display="true" table:show-details="true"/>
                <table:data-pilot-member table:name="STM32L4Q5CG" table:display="true" table:show-details="true"/>
                <table:data-pilot-member table:name="STM32L552CC" table:display="true" table:show-details="true"/>
                <table:data-pilot-member table:name="STM32L552CE" table:display="true" table:show-details="true"/>
                <table:data-pilot-member table:name="STM32L562C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ice + Ext fee" table:orientation="data" table:used-hierarchy="0" table:function="sum">
            <table:data-pilot-level table:show-empty="false" calcext:repeat-item-labels="false">
              <table:data-pilot-members>
                <table:data-pilot-member table:name="$0.0000" table:display="true" table:show-details="true"/>
                <table:data-pilot-member table:name="$1.2591" table:display="true" table:show-details="true"/>
                <table:data-pilot-member table:name="$1.2728" table:display="true" table:show-details="true"/>
                <table:data-pilot-member table:name="$1.7743" table:display="true" table:show-details="true"/>
                <table:data-pilot-member table:name="$1.9807" table:display="true" table:show-details="true"/>
                <table:data-pilot-member table:name="$2.0272" table:display="true" table:show-details="true"/>
                <table:data-pilot-member table:name="$2.0800" table:display="true" table:show-details="true"/>
                <table:data-pilot-member table:name="$2.1137" table:display="true" table:show-details="true"/>
                <table:data-pilot-member table:name="$2.2258" table:display="true" table:show-details="true"/>
                <table:data-pilot-member table:name="$2.3546" table:display="true" table:show-details="true"/>
                <table:data-pilot-member table:name="$2.4076" table:display="true" table:show-details="true"/>
                <table:data-pilot-member table:name="$2.4223" table:display="true" table:show-details="true"/>
                <table:data-pilot-member table:name="$2.4622" table:display="true" table:show-details="true"/>
                <table:data-pilot-member table:name="$2.5794" table:display="true" table:show-details="true"/>
                <table:data-pilot-member table:name="$2.6122" table:display="true" table:show-details="true"/>
                <table:data-pilot-member table:name="$2.6531" table:display="true" table:show-details="true"/>
                <table:data-pilot-member table:name="$2.8258" table:display="true" table:show-details="true"/>
                <table:data-pilot-member table:name="$2.9622" table:display="true" table:show-details="true"/>
                <table:data-pilot-member table:name="$2.9849" table:display="true" table:show-details="true"/>
                <table:data-pilot-member table:name="$3.1470" table:display="true" table:show-details="true"/>
                <table:data-pilot-member table:name="$3.7288" table:display="true" table:show-details="true"/>
                <table:data-pilot-member table:name="$3.8213" table:display="true" table:show-details="true"/>
                <table:data-pilot-member table:name="$3.9852" table:display="true" table:show-details="true"/>
                <table:data-pilot-member table:name="$4.9758" table:display="true" table:show-details="true"/>
                <table:data-pilot-member table:name="$5.6214" table:display="true" table:show-details="true"/>
                <table:data-pilot-member table:name="$5.9794" table:display="true" table:show-details="true"/>
                <table:data-pilot-member table:name="$6.3987" table:display="true" table:show-details="true"/>
                <table:data-pilot-member table:name="$6.8781" table:display="true" table:show-details="true"/>
                <table:data-pilot-member table:name="$7.102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lash" table:orientation="data" table:used-hierarchy="0" table:function="sum">
            <table:data-pilot-level table:show-empty="false" calcext:repeat-item-labels="false">
              <table:data-pilot-members>
                <table:data-pilot-member table:name="1024 kBytes" table:display="true" table:show-details="true"/>
                <table:data-pilot-member table:name="128 kBytes" table:display="true" table:show-details="true"/>
                <table:data-pilot-member table:name="16 kBytes" table:display="true" table:show-details="true"/>
                <table:data-pilot-member table:name="192 kBytes" table:display="true" table:show-details="true"/>
                <table:data-pilot-member table:name="256 kBytes" table:display="true" table:show-details="true"/>
                <table:data-pilot-member table:name="32 kBytes" table:display="true" table:show-details="true"/>
                <table:data-pilot-member table:name="512 kBytes" table:display="true" table:show-details="true"/>
                <table:data-pilot-member table:name="64 kBytes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AM" table:orientation="data" table:used-hierarchy="0" table:function="sum">
            <table:data-pilot-level table:show-empty="false" calcext:repeat-item-labels="false">
              <table:data-pilot-members>
                <table:data-pilot-member table:name="10 kBytes" table:display="true" table:show-details="true"/>
                <table:data-pilot-member table:name="128 kBytes" table:display="true" table:show-details="true"/>
                <table:data-pilot-member table:name="16 kBytes" table:display="true" table:show-details="true"/>
                <table:data-pilot-member table:name="160 kBytes" table:display="true" table:show-details="true"/>
                <table:data-pilot-member table:name="20 kBytes" table:display="true" table:show-details="true"/>
                <table:data-pilot-member table:name="24 kBytes" table:display="true" table:show-details="true"/>
                <table:data-pilot-member table:name="256 kBytes" table:display="true" table:show-details="true"/>
                <table:data-pilot-member table:name="32 kBytes" table:display="true" table:show-details="true"/>
                <table:data-pilot-member table:name="320 kBytes" table:display="true" table:show-details="true"/>
                <table:data-pilot-member table:name="36 kBytes" table:display="true" table:show-details="true"/>
                <table:data-pilot-member table:name="4 kBytes" table:display="true" table:show-details="true"/>
                <table:data-pilot-member table:name="40 kBytes" table:display="true" table:show-details="true"/>
                <table:data-pilot-member table:name="48 kBytes" table:display="true" table:show-details="true"/>
                <table:data-pilot-member table:name="6 kBytes" table:display="true" table:show-details="true"/>
                <table:data-pilot-member table:name="64 kBytes" table:display="true" table:show-details="true"/>
                <table:data-pilot-member table:name="8 kBytes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O" table:orientation="data" table:used-hierarchy="0" table:function="sum">
            <table:data-pilot-level table:show-empty="false" calcext:repeat-item-labels="false">
              <table:data-pilot-members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req." table:orientation="data" table:used-hierarchy="0" table:function="sum">
            <table:data-pilot-level table:show-empty="false" calcext:repeat-item-labels="false">
              <table:data-pilot-members>
                <table:data-pilot-member table:name="100 MHz" table:display="true" table:show-details="true"/>
                <table:data-pilot-member table:name="110 MHz" table:display="true" table:show-details="true"/>
                <table:data-pilot-member table:name="120 MHz" table:display="true" table:show-details="true"/>
                <table:data-pilot-member table:name="170 MHz" table:display="true" table:show-details="true"/>
                <table:data-pilot-member table:name="24 MHz" table:display="true" table:show-details="true"/>
                <table:data-pilot-member table:name="32 MHz" table:display="true" table:show-details="true"/>
                <table:data-pilot-member table:name="36 MHz" table:display="true" table:show-details="true"/>
                <table:data-pilot-member table:name="48 MHz" table:display="true" table:show-details="true"/>
                <table:data-pilot-member table:name="64 MHz" table:display="true" table:show-details="true"/>
                <table:data-pilot-member table:name="72 MHz" table:display="true" table:show-details="true"/>
                <table:data-pilot-member table:name="80 MHz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7P0"/>
    </number:currency-style>
    <number:number-style style:name="N128">
      <number:number number:decimal-places="1" loext:min-decimal-places="1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3">00/00/0000</text:date>, <text:time style:data-style-name="N2" text:time-value="10:41:38.5663283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ilters" style:display-name="PageStyle_Filt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st" style:display-name="PageStyle_Lis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7T18:10:02</meta:creation-date>
    <meta:initial-creator>Apache POI</meta:initial-creator>
    <meta:generator>LibreOffice/6.2.7.1$Linux_X86_64 LibreOffice_project/23edc44b61b830b7d749943e020e96f5a7df63bf</meta:generator>
    <dc:date>2021-02-03T12:00:34.063937718</dc:date>
    <meta:editing-duration>PT12H12M8S</meta:editing-duration>
    <meta:editing-cycles>72</meta:editing-cycles>
    <meta:document-statistic meta:table-count="2" meta:cell-count="1535" meta:object-count="0"/>
  </office:meta>
</office:document-meta>
</file>